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2"/>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2"/>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2"/>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2"/>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Example">
      <style:paragraph-properties style:line-height-at-least="0.1945in"/>
      <style:text-properties fo:font-style="italic" officeooo:paragraph-rsid="01052c6d" style:font-style-asian="italic"/>
    </style:style>
    <style:style style:name="P224" style:family="paragraph" style:parent-style-name="Example">
      <style:paragraph-properties style:line-height-at-least="0.1945in"/>
      <style:text-properties officeooo:paragraph-rsid="01052c6d"/>
    </style:style>
    <style:style style:name="P225" style:family="paragraph" style:parent-style-name="Example">
      <style:paragraph-properties style:line-height-at-least="0.1945in" fo:keep-with-next="always"/>
      <style:text-properties officeooo:paragraph-rsid="010d4549"/>
    </style:style>
    <style:style style:name="P226" style:family="paragraph" style:parent-style-name="Example">
      <style:paragraph-properties style:line-height-at-least="0.1945in"/>
      <style:text-properties officeooo:paragraph-rsid="010e418f"/>
    </style:style>
    <style:style style:name="P227" style:family="paragraph" style:parent-style-name="Example">
      <style:text-properties officeooo:paragraph-rsid="010e418f"/>
    </style:style>
    <style:style style:name="P228" style:family="paragraph" style:parent-style-name="Example">
      <style:paragraph-properties style:line-height-at-least="0.1945in"/>
      <style:text-properties fo:font-style="italic" officeooo:paragraph-rsid="010e418f" style:font-style-asian="italic"/>
    </style:style>
    <style:style style:name="P229" style:family="paragraph" style:parent-style-name="Standard">
      <style:text-properties style:font-name="Courier1"/>
    </style:style>
    <style:style style:name="P230" style:family="paragraph" style:parent-style-name="Standard">
      <style:paragraph-properties style:line-height-at-least="0.1945in"/>
      <style:text-properties style:font-name="Courier1"/>
    </style:style>
    <style:style style:name="P231" style:family="paragraph" style:parent-style-name="Standard">
      <style:paragraph-properties style:line-height-at-least="0.1945in"/>
      <style:text-properties style:font-name="Courier1" fo:font-style="italic" style:font-style-asian="italic" style:font-style-complex="italic"/>
    </style:style>
    <style:style style:name="P232" style:family="paragraph" style:parent-style-name="Example">
      <style:paragraph-properties style:line-height-at-least="0.1945in" fo:keep-with-next="always"/>
      <style:text-properties officeooo:paragraph-rsid="01416667"/>
    </style:style>
    <style:style style:name="P233" style:family="paragraph" style:parent-style-name="Standard">
      <style:text-properties style:font-name="Courier1" officeooo:paragraph-rsid="01363be5"/>
    </style:style>
    <style:style style:name="P234" style:family="paragraph" style:parent-style-name="Standard">
      <style:text-properties officeooo:rsid="0147e047" officeooo:paragraph-rsid="0147e047"/>
    </style:style>
    <style:style style:name="P235" style:family="paragraph" style:parent-style-name="Body_20_first">
      <style:text-properties officeooo:rsid="002ca1cb" officeooo:paragraph-rsid="002ca1cb"/>
    </style:style>
    <style:style style:name="P236" style:family="paragraph" style:parent-style-name="Example">
      <style:text-properties officeooo:paragraph-rsid="002ca1cb"/>
    </style:style>
    <style:style style:name="P237" style:family="paragraph" style:parent-style-name="Body">
      <style:text-properties officeooo:rsid="0147e047" officeooo:paragraph-rsid="0147e047"/>
    </style:style>
    <style:style style:name="P238" style:family="paragraph" style:parent-style-name="Example">
      <style:paragraph-properties style:line-height-at-least="0.1945in"/>
      <style:text-properties fo:font-style="italic" officeooo:paragraph-rsid="0110669e" style:font-style-asian="italic"/>
    </style:style>
    <style:style style:name="P239" style:family="paragraph" style:parent-style-name="Body_20_first">
      <style:text-properties officeooo:paragraph-rsid="0124b8b3"/>
    </style:style>
    <style:style style:name="P240" style:family="paragraph" style:parent-style-name="Example">
      <style:paragraph-properties style:line-height-at-least="0.1945in"/>
      <style:text-properties officeooo:paragraph-rsid="001ad9c2"/>
    </style:style>
    <style:style style:name="P241" style:family="paragraph" style:parent-style-name="Standard">
      <style:text-properties style:font-name="Courier1" officeooo:paragraph-rsid="002b921f"/>
    </style:style>
    <style:style style:name="P242" style:family="paragraph" style:parent-style-name="Standard">
      <style:text-properties style:font-name="Courier1" officeooo:paragraph-rsid="001b7e53"/>
    </style:style>
    <style:style style:name="P243" style:family="paragraph" style:parent-style-name="Standard">
      <style:paragraph-properties style:line-height-at-least="0.1945in"/>
      <style:text-properties style:font-name="Courier1" officeooo:paragraph-rsid="011192a8"/>
    </style:style>
    <style:style style:name="P244" style:family="paragraph" style:parent-style-name="Example">
      <style:paragraph-properties style:line-height-at-least="0.1945in"/>
      <style:text-properties officeooo:rsid="001ad9c2" officeooo:paragraph-rsid="002b921f"/>
    </style:style>
    <style:style style:name="P245" style:family="paragraph" style:parent-style-name="Example">
      <style:paragraph-properties style:line-height-at-least="0.1945in"/>
      <style:text-properties officeooo:rsid="001ad9c2" officeooo:paragraph-rsid="001cf89a"/>
    </style:style>
    <style:style style:name="P24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7" style:family="paragraph" style:parent-style-name="Example">
      <style:paragraph-properties style:line-height-at-least="0.1945in" fo:keep-with-next="always"/>
      <style:text-properties officeooo:rsid="001ad9c2" officeooo:paragraph-rsid="001cf89a"/>
    </style:style>
    <style:style style:name="P248"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9" style:family="paragraph" style:parent-style-name="Example">
      <style:paragraph-properties style:line-height-at-least="0.1945in" fo:keep-with-next="always"/>
      <style:text-properties officeooo:paragraph-rsid="001ad9c2"/>
    </style:style>
    <style:style style:name="P250" style:family="paragraph" style:parent-style-name="Body_20_first">
      <style:text-properties officeooo:paragraph-rsid="004911c2"/>
    </style:style>
    <style:style style:name="P251" style:family="paragraph" style:parent-style-name="Body">
      <style:text-properties officeooo:paragraph-rsid="00eff0d8"/>
    </style:style>
    <style:style style:name="P252" style:family="paragraph" style:parent-style-name="Body">
      <style:text-properties officeooo:rsid="0040c94b" officeooo:paragraph-rsid="0040c94b"/>
    </style:style>
    <style:style style:name="P253" style:family="paragraph" style:parent-style-name="Standard">
      <style:paragraph-properties style:line-height-at-least="0.1945in"/>
      <style:text-properties style:font-name="Courier1" fo:font-style="normal" style:font-style-asian="normal" style:font-style-complex="normal"/>
    </style:style>
    <style:style style:name="P25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5" style:family="paragraph" style:parent-style-name="Body_20_first">
      <style:text-properties officeooo:paragraph-rsid="011a6360"/>
    </style:style>
    <style:style style:name="P256" style:family="paragraph" style:parent-style-name="Body_20_first">
      <style:text-properties officeooo:rsid="011a6360" officeooo:paragraph-rsid="011a6360"/>
    </style:style>
    <style:style style:name="P257" style:family="paragraph" style:parent-style-name="Standard">
      <style:text-properties style:font-name="Courier1" fo:font-style="normal" officeooo:rsid="011b5c11" officeooo:paragraph-rsid="011b5c11" style:font-style-asian="normal" style:font-style-complex="normal"/>
    </style:style>
    <style:style style:name="P258" style:family="paragraph" style:parent-style-name="Standard">
      <style:text-properties style:font-name="Courier1" fo:font-style="normal" officeooo:rsid="011b5c11" officeooo:paragraph-rsid="01545460" style:font-style-asian="normal" style:font-style-complex="normal"/>
    </style:style>
    <style:style style:name="P259" style:family="paragraph" style:parent-style-name="Index_20_Heading">
      <style:paragraph-properties fo:break-before="page"/>
    </style:style>
    <style:style style:name="P260" style:family="paragraph" style:parent-style-name="Index_20_1">
      <style:paragraph-properties>
        <style:tab-stops>
          <style:tab-stop style:position="6.8693in" style:type="right" style:leader-style="dotted" style:leader-text="."/>
        </style:tab-stops>
      </style:paragraph-properties>
    </style:style>
    <style:style style:name="P261" style:family="paragraph" style:parent-style-name="Body">
      <style:paragraph-properties style:line-height-at-least="0.1945in" fo:keep-together="always"/>
    </style:style>
    <style:style style:name="P262"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1698ad0"/>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officeooo:rsid="00bbb02f"/>
    </style:style>
    <style:style style:name="T86" style:family="text">
      <style:text-properties officeooo:rsid="01239c35"/>
    </style:style>
    <style:style style:name="T87" style:family="text">
      <style:text-properties officeooo:rsid="00bc6c5b"/>
    </style:style>
    <style:style style:name="T88" style:family="text">
      <style:text-properties fo:font-style="normal" officeooo:rsid="0073f933" style:font-style-asian="normal" style:font-style-complex="normal"/>
    </style:style>
    <style:style style:name="T89" style:family="text">
      <style:text-properties fo:font-style="italic" officeooo:rsid="0073f933" style:font-style-asian="italic" style:font-style-complex="normal"/>
    </style:style>
    <style:style style:name="T90" style:family="text">
      <style:text-properties officeooo:rsid="0073f933"/>
    </style:style>
    <style:style style:name="T91" style:family="text">
      <style:text-properties fo:font-style="italic" style:font-style-asian="italic" style:font-style-complex="normal"/>
    </style:style>
    <style:style style:name="T92" style:family="text">
      <style:text-properties officeooo:rsid="00631d9e"/>
    </style:style>
    <style:style style:name="T93" style:family="text">
      <style:text-properties officeooo:rsid="0078fa56"/>
    </style:style>
    <style:style style:name="T94" style:family="text">
      <style:text-properties officeooo:rsid="014d752f"/>
    </style:style>
    <style:style style:name="T95" style:family="text">
      <style:text-properties style:font-name="Helvetica" fo:font-size="10pt" officeooo:rsid="014d752f"/>
    </style:style>
    <style:style style:name="T96" style:family="text">
      <style:text-properties style:font-name="Helvetica" fo:font-size="10pt"/>
    </style:style>
    <style:style style:name="T97" style:family="text">
      <style:text-properties officeooo:rsid="01268a87"/>
    </style:style>
    <style:style style:name="T98" style:family="text">
      <style:text-properties fo:font-style="normal" officeooo:rsid="007d7983" style:font-style-asian="normal" style:font-style-complex="normal"/>
    </style:style>
    <style:style style:name="T99" style:family="text">
      <style:text-properties officeooo:rsid="007d7983"/>
    </style:style>
    <style:style style:name="T100" style:family="text">
      <style:text-properties officeooo:rsid="01590e40"/>
    </style:style>
    <style:style style:name="T101" style:family="text">
      <style:text-properties fo:font-style="normal" officeooo:rsid="00422fb2" style:font-style-asian="normal" style:font-style-complex="normal"/>
    </style:style>
    <style:style style:name="T102" style:family="text">
      <style:text-properties fo:font-style="italic" officeooo:rsid="00422fb2" style:font-style-asian="italic" style:font-style-complex="italic"/>
    </style:style>
    <style:style style:name="T103" style:family="text">
      <style:text-properties officeooo:rsid="003771f5"/>
    </style:style>
    <style:style style:name="T104" style:family="text">
      <style:text-properties fo:font-weight="normal" officeooo:rsid="003771f5" style:font-weight-asian="normal" style:font-weight-complex="normal"/>
    </style:style>
    <style:style style:name="T105" style:family="text">
      <style:text-properties fo:font-weight="normal" officeooo:rsid="01590e40" style:font-weight-asian="normal" style:font-weight-complex="normal"/>
    </style:style>
    <style:style style:name="T106" style:family="text">
      <style:text-properties officeooo:rsid="007fa243"/>
    </style:style>
    <style:style style:name="T107" style:family="text">
      <style:text-properties officeooo:rsid="003eba94"/>
    </style:style>
    <style:style style:name="T108" style:family="text">
      <style:text-properties officeooo:rsid="00f5e90a"/>
    </style:style>
    <style:style style:name="T109" style:family="text">
      <style:text-properties style:font-name="Courier1" style:font-name-complex="Courier New2"/>
    </style:style>
    <style:style style:name="T110" style:family="text">
      <style:text-properties style:font-name="Courier1" fo:font-style="italic" style:font-style-asian="italic" style:font-name-complex="Courier New2"/>
    </style:style>
    <style:style style:name="T111" style:family="text">
      <style:text-properties officeooo:rsid="007ec192"/>
    </style:style>
    <style:style style:name="T112" style:family="text">
      <style:text-properties fo:font-style="normal" officeooo:rsid="007ec192" style:font-style-asian="normal" style:font-style-complex="italic"/>
    </style:style>
    <style:style style:name="T113" style:family="text">
      <style:text-properties fo:font-style="italic" officeooo:rsid="007ec192" style:font-style-asian="italic" style:font-style-complex="italic"/>
    </style:style>
    <style:style style:name="T114" style:family="text">
      <style:text-properties officeooo:rsid="007eea6f"/>
    </style:style>
    <style:style style:name="T115" style:family="text">
      <style:text-properties officeooo:rsid="014345e2"/>
    </style:style>
    <style:style style:name="T116" style:family="text">
      <style:text-properties officeooo:rsid="00360b87"/>
    </style:style>
    <style:style style:name="T117" style:family="text">
      <style:text-properties style:use-window-font-color="true" loext:opacity="0%" style:font-name="Helvetica1" officeooo:rsid="00360b87"/>
    </style:style>
    <style:style style:name="T118" style:family="text">
      <style:text-properties style:font-name="Courier" officeooo:rsid="00360b87"/>
    </style:style>
    <style:style style:name="T119" style:family="text">
      <style:text-properties officeooo:rsid="00335e54"/>
    </style:style>
    <style:style style:name="T120" style:family="text">
      <style:text-properties style:font-name="Courier" officeooo:rsid="00335e54"/>
    </style:style>
    <style:style style:name="T121" style:family="text">
      <style:text-properties style:font-name="Helvetica2"/>
    </style:style>
    <style:style style:name="T122" style:family="text">
      <style:text-properties officeooo:rsid="01451991"/>
    </style:style>
    <style:style style:name="T123" style:family="text">
      <style:text-properties officeooo:rsid="0143ed97"/>
    </style:style>
    <style:style style:name="T124" style:family="text">
      <style:text-properties officeooo:rsid="015dd42b"/>
    </style:style>
    <style:style style:name="T125" style:family="text">
      <style:text-properties fo:font-weight="normal" officeooo:rsid="015a7a53" style:font-weight-asian="normal" style:font-weight-complex="normal"/>
    </style:style>
    <style:style style:name="T126" style:family="text">
      <style:text-properties fo:font-weight="normal" style:font-weight-asian="normal" style:font-weight-complex="normal"/>
    </style:style>
    <style:style style:name="T127" style:family="text">
      <style:text-properties fo:font-style="italic" style:font-style-asian="italic" style:font-style-complex="italic" style:font-weight-complex="bold"/>
    </style:style>
    <style:style style:name="T128" style:family="text">
      <style:text-properties fo:font-weight="normal" style:font-weight-asian="normal"/>
    </style:style>
    <style:style style:name="T129" style:family="text">
      <style:text-properties style:font-name="Courier New1" style:font-name-complex="Courier New2"/>
    </style:style>
    <style:style style:name="T130" style:family="text">
      <style:text-properties officeooo:rsid="010aee04"/>
    </style:style>
    <style:style style:name="T131" style:family="text">
      <style:text-properties style:font-name-complex="Courier New2"/>
    </style:style>
    <style:style style:name="T132" style:family="text">
      <style:text-properties fo:font-style="normal" officeooo:rsid="010aee04" style:font-style-asian="normal" style:font-style-complex="normal"/>
    </style:style>
    <style:style style:name="T133" style:family="text">
      <style:text-properties officeooo:rsid="00846b92"/>
    </style:style>
    <style:style style:name="T134" style:family="text">
      <style:text-properties fo:font-style="italic" officeooo:rsid="008daa0d" style:font-style-asian="italic"/>
    </style:style>
    <style:style style:name="T135" style:family="text">
      <style:text-properties officeooo:rsid="0156ee64"/>
    </style:style>
    <style:style style:name="T136" style:family="text">
      <style:text-properties fo:font-style="normal" officeooo:rsid="00946c82" style:font-style-asian="normal" style:font-style-complex="normal"/>
    </style:style>
    <style:style style:name="T137" style:family="text">
      <style:text-properties officeooo:rsid="00946c82"/>
    </style:style>
    <style:style style:name="T138" style:family="text">
      <style:text-properties officeooo:rsid="008bf7b7"/>
    </style:style>
    <style:style style:name="T139" style:family="text">
      <style:text-properties officeooo:rsid="008daa0d"/>
    </style:style>
    <style:style style:name="T140" style:family="text">
      <style:text-properties officeooo:rsid="015696e0"/>
    </style:style>
    <style:style style:name="T141" style:family="text">
      <style:text-properties style:font-name="Courier" fo:font-style="normal" officeooo:rsid="008daa0d" style:font-style-asian="normal" style:font-style-complex="normal"/>
    </style:style>
    <style:style style:name="T142" style:family="text">
      <style:text-properties style:font-name="Courier" fo:font-style="normal" style:font-style-asian="normal" style:font-style-complex="normal"/>
    </style:style>
    <style:style style:name="T143" style:family="text">
      <style:text-properties fo:font-style="normal" officeooo:rsid="008daa0d" style:font-style-asian="normal" style:font-style-complex="normal"/>
    </style:style>
    <style:style style:name="T144" style:family="text">
      <style:text-properties fo:font-style="normal" officeooo:rsid="0156ee64" style:font-style-asian="normal" style:font-style-complex="normal"/>
    </style:style>
    <style:style style:name="T145" style:family="text">
      <style:text-properties style:font-name="Courier" officeooo:rsid="016f5829"/>
    </style:style>
    <style:style style:name="T146" style:family="text">
      <style:text-properties style:font-name="Courier" officeooo:rsid="01612b0a"/>
    </style:style>
    <style:style style:name="T147" style:family="text">
      <style:text-properties officeooo:rsid="00916107"/>
    </style:style>
    <style:style style:name="T148" style:family="text">
      <style:text-properties fo:font-style="normal" style:font-style-asian="normal" style:font-style-complex="italic"/>
    </style:style>
    <style:style style:name="T149" style:family="text">
      <style:text-properties officeooo:rsid="0094f32d"/>
    </style:style>
    <style:style style:name="T150" style:family="text">
      <style:text-properties officeooo:rsid="01458fa7"/>
    </style:style>
    <style:style style:name="T151" style:family="text">
      <style:text-properties officeooo:rsid="0149d1db"/>
    </style:style>
    <style:style style:name="T152" style:family="text">
      <style:text-properties fo:font-style="normal" officeooo:rsid="01485f8e" style:font-style-asian="normal" style:font-style-complex="normal"/>
    </style:style>
    <style:style style:name="T153" style:family="text">
      <style:text-properties fo:font-style="normal" officeooo:rsid="0149d1db" style:font-style-asian="normal" style:font-style-complex="normal"/>
    </style:style>
    <style:style style:name="T154" style:family="text">
      <style:text-properties fo:font-style="italic" officeooo:rsid="01485f8e" style:font-style-asian="italic"/>
    </style:style>
    <style:style style:name="T155" style:family="text">
      <style:text-properties officeooo:rsid="00f32e11"/>
    </style:style>
    <style:style style:name="T156" style:family="text">
      <style:text-properties officeooo:rsid="00f49c88"/>
    </style:style>
    <style:style style:name="T157" style:family="text">
      <style:text-properties officeooo:rsid="00978cd4"/>
    </style:style>
    <style:style style:name="T158" style:family="text">
      <style:text-properties fo:font-style="normal" officeooo:rsid="00978cd4" style:font-style-asian="normal" style:font-style-complex="normal"/>
    </style:style>
    <style:style style:name="T159" style:family="text">
      <style:text-properties officeooo:rsid="0099b901"/>
    </style:style>
    <style:style style:name="T160" style:family="text">
      <style:text-properties officeooo:rsid="000f7126"/>
    </style:style>
    <style:style style:name="T161" style:family="text">
      <style:text-properties officeooo:rsid="002d67a4"/>
    </style:style>
    <style:style style:name="T162" style:family="text">
      <style:text-properties fo:font-style="normal" officeooo:rsid="002d67a4" style:font-style-asian="normal" style:font-style-complex="normal"/>
    </style:style>
    <style:style style:name="T163" style:family="text">
      <style:text-properties officeooo:rsid="01178187"/>
    </style:style>
    <style:style style:name="T164" style:family="text">
      <style:text-properties fo:font-style="normal" officeooo:rsid="009e51bd" style:font-style-asian="normal" style:font-style-complex="normal"/>
    </style:style>
    <style:style style:name="T165" style:family="text">
      <style:text-properties officeooo:rsid="003a3a41"/>
    </style:style>
    <style:style style:name="T166" style:family="text">
      <style:text-properties fo:font-weight="normal" officeooo:rsid="003a3a41" style:font-weight-asian="normal" style:font-weight-complex="normal"/>
    </style:style>
    <style:style style:name="T167" style:family="text">
      <style:text-properties style:font-name="Helvetica2" fo:font-weight="normal" officeooo:rsid="003a3a41" style:font-weight-asian="normal" style:font-weight-complex="normal"/>
    </style:style>
    <style:style style:name="T168" style:family="text">
      <style:text-properties style:font-name="Helvetica2" fo:font-weight="normal" officeooo:rsid="003771f5" style:font-weight-asian="normal" style:font-weight-complex="normal"/>
    </style:style>
    <style:style style:name="T169" style:family="text">
      <style:text-properties fo:font-weight="normal" officeooo:rsid="015f5ddf" style:font-weight-asian="normal" style:font-weight-complex="normal"/>
    </style:style>
    <style:style style:name="T170" style:family="text">
      <style:text-properties style:font-name="Helvetica2" fo:font-weight="normal" officeooo:rsid="015f5ddf" style:font-weight-asian="normal" style:font-weight-complex="normal"/>
    </style:style>
    <style:style style:name="T171" style:family="text">
      <style:text-properties style:font-name="Helvetica2" fo:font-weight="normal" officeooo:rsid="003cce0d" style:font-weight-asian="normal" style:font-weight-complex="normal"/>
    </style:style>
    <style:style style:name="T172" style:family="text">
      <style:text-properties style:font-name="Helvetica2" fo:font-weight="normal" officeooo:rsid="003bb614" style:font-weight-asian="normal" style:font-weight-complex="normal"/>
    </style:style>
    <style:style style:name="T173" style:family="text">
      <style:text-properties style:font-name="Helvetica2" fo:font-weight="normal" style:font-weight-asian="normal" style:font-weight-complex="normal"/>
    </style:style>
    <style:style style:name="T174" style:family="text">
      <style:text-properties style:font-name="Helvetica2" fo:font-weight="normal" officeooo:rsid="004547bf" style:font-weight-asian="normal" style:font-weight-complex="normal"/>
    </style:style>
    <style:style style:name="T175" style:family="text">
      <style:text-properties style:font-name="Helvetica2" fo:font-weight="normal" officeooo:rsid="00465a6e" style:font-weight-asian="normal" style:font-weight-complex="normal"/>
    </style:style>
    <style:style style:name="T176" style:family="text">
      <style:text-properties style:font-name="Helvetica2" fo:font-weight="normal" officeooo:rsid="003e26a8" style:font-weight-asian="normal" style:font-weight-complex="normal"/>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a2ae7c" style:font-style-asian="normal" style:font-weight-asian="normal" style:font-style-complex="normal" style:font-weight-complex="normal"/>
    </style:style>
    <style:style style:name="T179" style:family="text">
      <style:text-properties officeooo:rsid="013d0746"/>
    </style:style>
    <style:style style:name="T180" style:family="text">
      <style:text-properties officeooo:rsid="00a2dc73"/>
    </style:style>
    <style:style style:name="T181" style:family="text">
      <style:text-properties officeooo:rsid="00a4b677"/>
    </style:style>
    <style:style style:name="T182" style:family="text">
      <style:text-properties fo:font-style="normal" officeooo:rsid="00a5b2c4" style:font-style-asian="normal" style:font-style-complex="normal"/>
    </style:style>
    <style:style style:name="T183" style:family="text">
      <style:text-properties fo:font-style="normal" officeooo:rsid="00a55ed8" style:font-style-asian="normal" style:font-style-complex="normal"/>
    </style:style>
    <style:style style:name="T184" style:family="text">
      <style:text-properties officeooo:rsid="00a55ed8"/>
    </style:style>
    <style:style style:name="T185" style:family="text">
      <style:text-properties fo:font-style="normal" officeooo:rsid="00a6c13a" style:font-style-asian="normal" style:font-style-complex="normal"/>
    </style:style>
    <style:style style:name="T186" style:family="text">
      <style:text-properties officeooo:rsid="00aee862"/>
    </style:style>
    <style:style style:name="T187" style:family="text">
      <style:text-properties fo:font-style="normal" officeooo:rsid="00b098c9" style:font-style-asian="normal" style:font-style-complex="normal"/>
    </style:style>
    <style:style style:name="T188" style:family="text">
      <style:text-properties fo:font-style="normal" officeooo:rsid="00aa946c" style:font-style-asian="normal" style:font-style-complex="normal"/>
    </style:style>
    <style:style style:name="T189" style:family="text">
      <style:text-properties fo:font-style="italic" fo:font-weight="normal" style:font-style-asian="italic" style:font-weight-asian="normal" style:font-style-complex="normal"/>
    </style:style>
    <style:style style:name="T190" style:family="text">
      <style:text-properties fo:font-style="normal" fo:font-weight="normal" officeooo:rsid="00aa946c" style:font-style-asian="normal" style:font-weight-asian="normal" style:font-style-complex="normal"/>
    </style:style>
    <style:style style:name="T191" style:family="text">
      <style:text-properties fo:font-style="italic" fo:font-weight="normal" officeooo:rsid="00aa946c" style:font-style-asian="italic" style:font-weight-asian="normal" style:font-style-complex="normal"/>
    </style:style>
    <style:style style:name="T192" style:family="text">
      <style:text-properties fo:font-style="italic" fo:font-weight="normal" style:font-style-asian="italic" style:font-weight-asian="normal"/>
    </style:style>
    <style:style style:name="T193" style:family="text">
      <style:text-properties fo:font-style="normal" officeooo:rsid="00b0f943" style:font-style-asian="normal" style:font-style-complex="normal"/>
    </style:style>
    <style:style style:name="T194" style:family="text">
      <style:text-properties fo:font-style="normal" officeooo:rsid="00acadbc" style:font-style-asian="normal" style:font-style-complex="normal"/>
    </style:style>
    <style:style style:name="T195" style:family="text">
      <style:text-properties officeooo:rsid="00256b5c"/>
    </style:style>
    <style:style style:name="T196" style:family="text">
      <style:text-properties fo:language="zxx" fo:country="none" officeooo:rsid="00256b5c"/>
    </style:style>
    <style:style style:name="T197" style:family="text">
      <style:text-properties officeooo:rsid="0025d086"/>
    </style:style>
    <style:style style:name="T198" style:family="text">
      <style:text-properties officeooo:rsid="00246ffe"/>
    </style:style>
    <style:style style:name="T199" style:family="text">
      <style:text-properties officeooo:rsid="0026a6ae"/>
    </style:style>
    <style:style style:name="T200" style:family="text">
      <style:text-properties officeooo:rsid="0027df4e"/>
    </style:style>
    <style:style style:name="T201" style:family="text">
      <style:text-properties style:font-name="Helvetica2" officeooo:rsid="0027df4e"/>
    </style:style>
    <style:style style:name="T202" style:family="text">
      <style:text-properties fo:font-style="italic" style:font-style-asian="italic" style:font-name-complex="Courier New2"/>
    </style:style>
    <style:style style:name="T203" style:family="text">
      <style:text-properties fo:font-style="italic" style:font-style-asian="italic" style:font-name-complex="Courier New2" style:font-style-complex="italic"/>
    </style:style>
    <style:style style:name="T204" style:family="text">
      <style:text-properties fo:font-weight="bold" style:font-weight-asian="bold" style:font-weight-complex="bold"/>
    </style:style>
    <style:style style:name="T205" style:family="text">
      <style:text-properties officeooo:rsid="00b21b30"/>
    </style:style>
    <style:style style:name="T206" style:family="text">
      <style:text-properties fo:font-style="italic" officeooo:rsid="00b23567" style:font-style-asian="italic"/>
    </style:style>
    <style:style style:name="T207" style:family="text">
      <style:text-properties officeooo:rsid="00b23567"/>
    </style:style>
    <style:style style:name="T208" style:family="text">
      <style:text-properties officeooo:rsid="00b2d2ee"/>
    </style:style>
    <style:style style:name="T209" style:family="text">
      <style:text-properties fo:font-style="italic" officeooo:rsid="00b2d2ee" style:font-style-asian="italic"/>
    </style:style>
    <style:style style:name="T210" style:family="text">
      <style:text-properties officeooo:rsid="00f9bfbf"/>
    </style:style>
    <style:style style:name="T211" style:family="text">
      <style:text-properties fo:font-style="normal" officeooo:rsid="00b2d2ee" style:font-style-asian="normal" style:font-style-complex="normal"/>
    </style:style>
    <style:style style:name="T212" style:family="text">
      <style:text-properties officeooo:rsid="00b62da5"/>
    </style:style>
    <style:style style:name="T213" style:family="text">
      <style:text-properties officeooo:rsid="00b810ea"/>
    </style:style>
    <style:style style:name="T214" style:family="text">
      <style:text-properties officeooo:rsid="010a1f49"/>
    </style:style>
    <style:style style:name="T215" style:family="text">
      <style:text-properties style:font-name="Courier" fo:font-weight="normal" style:font-weight-asian="normal" style:font-weight-complex="normal"/>
    </style:style>
    <style:style style:name="T216" style:family="text">
      <style:text-properties officeooo:rsid="00b90643"/>
    </style:style>
    <style:style style:name="T217" style:family="text">
      <style:text-properties officeooo:rsid="00bf4ff1"/>
    </style:style>
    <style:style style:name="T218" style:family="text">
      <style:text-properties officeooo:rsid="0164dae5"/>
    </style:style>
    <style:style style:name="T219" style:family="text">
      <style:text-properties officeooo:rsid="00c08863"/>
    </style:style>
    <style:style style:name="T220" style:family="text">
      <style:text-properties officeooo:rsid="0167e5af"/>
    </style:style>
    <style:style style:name="T221" style:family="text">
      <style:text-properties officeooo:rsid="0168cc6d"/>
    </style:style>
    <style:style style:name="T222" style:family="text">
      <style:text-properties style:font-name="Courier" officeooo:rsid="0164dae5"/>
    </style:style>
    <style:style style:name="T223" style:family="text">
      <style:text-properties officeooo:rsid="0165c905"/>
    </style:style>
    <style:style style:name="T224" style:family="text">
      <style:text-properties officeooo:rsid="0023b8dc"/>
    </style:style>
    <style:style style:name="T225" style:family="text">
      <style:text-properties officeooo:rsid="0022cf08"/>
    </style:style>
    <style:style style:name="T226" style:family="text">
      <style:text-properties officeooo:rsid="00c6a255"/>
    </style:style>
    <style:style style:name="T227" style:family="text">
      <style:text-properties officeooo:rsid="00c0ee78"/>
    </style:style>
    <style:style style:name="T228" style:family="text">
      <style:text-properties fo:font-style="normal" officeooo:rsid="00c0b43d" style:font-style-asian="normal" style:font-style-complex="normal"/>
    </style:style>
    <style:style style:name="T229" style:family="text">
      <style:text-properties officeooo:rsid="00c170d4"/>
    </style:style>
    <style:style style:name="T230" style:family="text">
      <style:text-properties officeooo:rsid="012ea51f"/>
    </style:style>
    <style:style style:name="T231" style:family="text">
      <style:text-properties officeooo:rsid="00c2e1fb"/>
    </style:style>
    <style:style style:name="T232" style:family="text">
      <style:text-properties fo:font-style="normal" officeooo:rsid="00cec9a0" style:font-style-asian="normal" style:font-style-complex="normal"/>
    </style:style>
    <style:style style:name="T233" style:family="text">
      <style:text-properties fo:font-style="normal" officeooo:rsid="00cce8ff" style:font-style-asian="normal" style:font-style-complex="normal"/>
    </style:style>
    <style:style style:name="T234" style:family="text">
      <style:text-properties officeooo:rsid="00dac5c2"/>
    </style:style>
    <style:style style:name="T235" style:family="text">
      <style:text-properties officeooo:rsid="00d94bcd"/>
    </style:style>
    <style:style style:name="T236" style:family="text">
      <style:text-properties officeooo:rsid="00d94bcd" style:font-style-complex="normal"/>
    </style:style>
    <style:style style:name="T237" style:family="text">
      <style:text-properties officeooo:rsid="00dac5c2" style:font-style-complex="normal"/>
    </style:style>
    <style:style style:name="T238" style:family="text">
      <style:text-properties fo:font-style="normal" officeooo:rsid="00dac5c2" style:font-style-asian="normal" style:font-style-complex="normal"/>
    </style:style>
    <style:style style:name="T239" style:family="text">
      <style:text-properties fo:font-style="normal" officeooo:rsid="00dc16b8" style:font-style-asian="normal" style:font-style-complex="normal"/>
    </style:style>
    <style:style style:name="T240" style:family="text">
      <style:text-properties officeooo:rsid="00d7ff06"/>
    </style:style>
    <style:style style:name="T241" style:family="text">
      <style:text-properties officeooo:rsid="00d9c110"/>
    </style:style>
    <style:style style:name="T242" style:family="text">
      <style:text-properties officeooo:rsid="00dc16b8"/>
    </style:style>
    <style:style style:name="T243" style:family="text">
      <style:text-properties fo:language="fr" fo:country="FR" fo:font-style="normal" style:font-style-asian="normal"/>
    </style:style>
    <style:style style:name="T244" style:family="text">
      <style:text-properties fo:language="fr" fo:country="FR"/>
    </style:style>
    <style:style style:name="T245" style:family="text">
      <style:text-properties fo:language="fr" fo:country="FR" officeooo:rsid="00d17fac"/>
    </style:style>
    <style:style style:name="T246" style:family="text">
      <style:text-properties officeooo:rsid="00d17fac"/>
    </style:style>
    <style:style style:name="T247" style:family="text">
      <style:text-properties style:text-underline-style="none"/>
    </style:style>
    <style:style style:name="T248" style:family="text">
      <style:text-properties fo:language="fr" fo:country="FR" fo:font-style="italic" style:font-style-asian="italic" style:font-style-complex="italic"/>
    </style:style>
    <style:style style:name="T249" style:family="text">
      <style:text-properties fo:language="fr" fo:country="FR" fo:font-style="normal" style:font-style-asian="normal" style:font-style-complex="normal"/>
    </style:style>
    <style:style style:name="T250" style:family="text">
      <style:text-properties fo:font-style="normal" officeooo:rsid="00d24c4e" style:font-style-asian="normal" style:font-style-complex="normal"/>
    </style:style>
    <style:style style:name="T251" style:family="text">
      <style:text-properties fo:language="fr" fo:country="FR" fo:font-style="normal" officeooo:rsid="00d17fac" style:font-style-asian="normal" style:font-style-complex="normal"/>
    </style:style>
    <style:style style:name="T252" style:family="text">
      <style:text-properties fo:language="fr" fo:country="FR" fo:font-style="italic" officeooo:rsid="00d17fac" style:font-style-asian="italic" style:font-style-complex="italic"/>
    </style:style>
    <style:style style:name="T253" style:family="text">
      <style:text-properties officeooo:rsid="00465a6e"/>
    </style:style>
    <style:style style:name="T254" style:family="text">
      <style:text-properties officeooo:rsid="00d24c4e"/>
    </style:style>
    <style:style style:name="T255" style:family="text">
      <style:text-properties fo:font-style="normal" officeooo:rsid="00d7764a" style:font-style-asian="normal"/>
    </style:style>
    <style:style style:name="T256" style:family="text">
      <style:text-properties officeooo:rsid="010b6fdf"/>
    </style:style>
    <style:style style:name="T257" style:family="text">
      <style:text-properties officeooo:rsid="00fbc558"/>
    </style:style>
    <style:style style:name="T258" style:family="text">
      <style:text-properties officeooo:rsid="0029cce2"/>
    </style:style>
    <style:style style:name="T259" style:family="text">
      <style:text-properties fo:font-style="italic" officeooo:rsid="00fcb8ea" style:font-style-asian="italic"/>
    </style:style>
    <style:style style:name="T260" style:family="text">
      <style:text-properties officeooo:rsid="00fcb8ea"/>
    </style:style>
    <style:style style:name="T261" style:family="text">
      <style:text-properties officeooo:rsid="0101d659"/>
    </style:style>
    <style:style style:name="T262" style:family="text">
      <style:text-properties officeooo:rsid="01052c6d"/>
    </style:style>
    <style:style style:name="T263" style:family="text">
      <style:text-properties officeooo:rsid="010d4549"/>
    </style:style>
    <style:style style:name="T264" style:family="text">
      <style:text-properties officeooo:rsid="010e418f"/>
    </style:style>
    <style:style style:name="T265" style:family="text">
      <style:text-properties fo:font-style="normal" officeooo:rsid="010e418f" style:font-style-asian="normal" style:font-style-complex="normal"/>
    </style:style>
    <style:style style:name="T266" style:family="text">
      <style:text-properties fo:font-style="normal" officeooo:rsid="01363be5" style:font-style-asian="normal" style:font-style-complex="normal"/>
    </style:style>
    <style:style style:name="T267" style:family="text">
      <style:text-properties fo:font-style="normal" officeooo:rsid="0147e047" style:font-style-asian="normal" style:font-style-complex="normal"/>
    </style:style>
    <style:style style:name="T268" style:family="text">
      <style:text-properties officeooo:rsid="01416667"/>
    </style:style>
    <style:style style:name="T269" style:family="text">
      <style:text-properties officeooo:rsid="0142e1d2"/>
    </style:style>
    <style:style style:name="T270" style:family="text">
      <style:text-properties officeooo:rsid="010fd4d2"/>
    </style:style>
    <style:style style:name="T271" style:family="text">
      <style:text-properties officeooo:rsid="010fd913"/>
    </style:style>
    <style:style style:name="T272" style:family="text">
      <style:text-properties fo:font-style="normal" officeooo:rsid="0110669e" style:font-style-asian="normal" style:font-style-complex="normal"/>
    </style:style>
    <style:style style:name="T273" style:family="text">
      <style:text-properties officeooo:rsid="0124b8b3"/>
    </style:style>
    <style:style style:name="T274" style:family="text">
      <style:text-properties fo:font-style="italic" officeooo:rsid="0124b8b3" style:font-style-asian="italic" style:font-style-complex="italic"/>
    </style:style>
    <style:style style:name="T275" style:family="text">
      <style:text-properties officeooo:rsid="001ad9c2"/>
    </style:style>
    <style:style style:name="T276" style:family="text">
      <style:text-properties officeooo:rsid="001b7e53"/>
    </style:style>
    <style:style style:name="T277" style:family="text">
      <style:text-properties officeooo:rsid="002b921f"/>
    </style:style>
    <style:style style:name="T278" style:family="text">
      <style:text-properties fo:font-style="italic" officeooo:rsid="002b921f" style:font-style-asian="italic" style:font-style-complex="italic"/>
    </style:style>
    <style:style style:name="T279" style:family="text">
      <style:text-properties fo:font-style="italic" officeooo:rsid="001ad9c2" style:font-style-asian="italic" style:font-style-complex="italic"/>
    </style:style>
    <style:style style:name="T280" style:family="text">
      <style:text-properties fo:font-style="normal" officeooo:rsid="001b7e53" style:font-style-asian="normal" style:font-style-complex="normal"/>
    </style:style>
    <style:style style:name="T281" style:family="text">
      <style:text-properties fo:font-style="normal" officeooo:rsid="002b921f" style:font-style-asian="normal" style:font-style-complex="normal"/>
    </style:style>
    <style:style style:name="T282" style:family="text">
      <style:text-properties style:font-name="Courier1" fo:font-style="normal" officeooo:rsid="001b7e53" style:font-style-asian="normal" style:font-style-complex="normal"/>
    </style:style>
    <style:style style:name="T283" style:family="text">
      <style:text-properties style:font-name="Courier1" fo:font-style="italic" officeooo:rsid="001ad9c2" style:font-style-asian="italic" style:font-style-complex="italic"/>
    </style:style>
    <style:style style:name="T284" style:family="text">
      <style:text-properties style:font-name="Courier1" fo:font-style="normal" style:font-style-asian="normal" style:font-style-complex="normal"/>
    </style:style>
    <style:style style:name="T285" style:family="text">
      <style:text-properties style:font-name="Courier1" fo:font-style="italic" style:font-style-asian="italic"/>
    </style:style>
    <style:style style:name="T286" style:family="text">
      <style:text-properties officeooo:rsid="011192a8"/>
    </style:style>
    <style:style style:name="T287" style:family="text">
      <style:text-properties fo:font-weight="normal" officeooo:rsid="001ad9c2" style:font-weight-asian="normal" style:font-weight-complex="normal"/>
    </style:style>
    <style:style style:name="T288" style:family="text">
      <style:text-properties fo:font-style="italic" officeooo:rsid="001e1c8c" style:font-style-asian="italic" style:font-style-complex="italic"/>
    </style:style>
    <style:style style:name="T289" style:family="text">
      <style:text-properties officeooo:rsid="001e1c8c"/>
    </style:style>
    <style:style style:name="T290" style:family="text">
      <style:text-properties officeooo:rsid="001fa067"/>
    </style:style>
    <style:style style:name="T291" style:family="text">
      <style:text-properties officeooo:rsid="00ee37a1"/>
    </style:style>
    <style:style style:name="T292" style:family="text">
      <style:text-properties style:font-name="Courier1" officeooo:rsid="001adaad"/>
    </style:style>
    <style:style style:name="T293" style:family="text">
      <style:text-properties style:font-name="Courier1" officeooo:rsid="004a3f92"/>
    </style:style>
    <style:style style:name="T294" style:family="text">
      <style:text-properties officeooo:rsid="004a3f92"/>
    </style:style>
    <style:style style:name="T295" style:family="text">
      <style:text-properties officeooo:rsid="00eff0d8"/>
    </style:style>
    <style:style style:name="T296" style:family="text">
      <style:text-properties officeooo:rsid="00ed9341"/>
    </style:style>
    <style:style style:name="T297" style:family="text">
      <style:text-properties style:font-name="Courier1" officeooo:rsid="002059c9"/>
    </style:style>
    <style:style style:name="T298" style:family="text">
      <style:text-properties officeooo:rsid="00216b71"/>
    </style:style>
    <style:style style:name="T299" style:family="text">
      <style:text-properties style:font-name="Courier1" officeooo:rsid="00216b71"/>
    </style:style>
    <style:style style:name="T300" style:family="text">
      <style:text-properties officeooo:rsid="001adaad"/>
    </style:style>
    <style:style style:name="T301" style:family="text">
      <style:text-properties officeooo:rsid="0111f81b"/>
    </style:style>
    <style:style style:name="T302" style:family="text">
      <style:text-properties officeooo:rsid="0155630a"/>
    </style:style>
    <style:style style:name="T303" style:family="text">
      <style:text-properties fo:font-style="italic" officeooo:rsid="011a6360" style:font-style-asian="italic" style:font-style-complex="italic"/>
    </style:style>
    <style:style style:name="T304" style:family="text">
      <style:text-properties fo:font-style="normal" officeooo:rsid="01190d55" style:font-style-asian="normal" style:font-style-complex="normal"/>
    </style:style>
    <style:style style:name="T305" style:family="text">
      <style:text-properties fo:font-style="normal" officeooo:rsid="01545460" style:font-style-asian="normal" style:font-style-complex="normal"/>
    </style:style>
    <style:style style:name="T306" style:family="text">
      <style:text-properties officeooo:rsid="01545460"/>
    </style:style>
    <style:style style:name="T307" style:family="text">
      <style:text-properties fo:font-style="italic" officeooo:rsid="011a6360" style:font-style-asian="italic"/>
    </style:style>
    <style:style style:name="T308" style:family="text">
      <style:text-properties fo:font-style="normal" officeooo:rsid="011a6360" style:font-style-asian="normal" style:font-style-complex="normal"/>
    </style:style>
    <style:style style:name="T309" style:family="text">
      <style:text-properties fo:font-style="italic" officeooo:rsid="011a6360" style:font-style-asian="italic" style:font-style-complex="normal"/>
    </style:style>
    <style:style style:name="T310" style:family="text">
      <style:text-properties officeooo:rsid="0152d532"/>
    </style:style>
    <style:style style:name="T311" style:family="text">
      <style:text-properties fo:font-style="normal" fo:font-weight="bold" style:font-style-asian="normal" style:font-weight-asian="bold" style:font-weight-complex="bold"/>
    </style:style>
    <style:style style:name="T312" style:family="text">
      <style:text-properties officeooo:rsid="015c4d1b"/>
    </style:style>
    <style:style style:name="T313"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05553202623024"/><text:alphabetical-index-mark-start text:id="IMark105553202615664"/><text:alphabetical-index-mark-start text:id="IMark105553202622064"/><text:alphabetical-index-mark-start text:id="IMark105553202622944"/>Command Line Arguments<text:bookmark-end text:name="__RefHeading___Toc42579_2528141652"/><text:alphabetical-index-mark-end text:id="IMark105553202622944"/><text:alphabetical-index-mark-end text:id="IMark105553202622064"/><text:alphabetical-index-mark-end text:id="IMark105553202615664"/><text:alphabetical-index-mark-end text:id="IMark105553202623024"/></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02623024"/>Example Command Scripts<text:bookmark-end text:name="__RefHeading___Toc42581_2528141652"/><text:alphabetical-index-mark-end text:id="IMark105553202623024"/></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02623024"/>Timing Analysis <text:span text:style-name="T6">using SDF</text:span><text:bookmark-end text:name="__RefHeading___Toc42599_2528141652"/><text:alphabetical-index-mark-end text:id="IMark105553202623024"/></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02623024"/><text:span text:style-name="T2">Timing Analysis </text:span><text:span text:style-name="T6">with Multiple Process Corners</text:span><text:bookmark-end text:name="__RefHeading___Toc42601_2528141652"/><text:alphabetical-index-mark-end text:id="IMark105553202623024"/></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02623024"/>Power Analysis<text:bookmark-end text:name="__RefHeading___Toc42583_2528141652"/><text:alphabetical-index-mark-end text:id="IMark105553202623024"/></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02623024"/>TCL Interpreter<text:bookmark-end text:name="__RefHeading___Toc42585_2528141652"/><text:alphabetical-index-mark-end text:id="IMark10555320262302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05553202623024"/><text:span text:style-name="Default_20_Paragraph_20_Font"><text:span text:style-name="T17">redirection</text:span></text:span><text:alphabetical-index-mark-end text:id="IMark105553202623024"/><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02623024"/>Commands<text:bookmark-end text:name="__RefHeading___Toc42587_2528141652"/><text:alphabetical-index-mark-end text:id="IMark10555320262302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02623024"/><text:span text:style-name="Command_20_Heading">all_clocks</text:span><text:alphabetical-index-mark-end text:id="IMark105553202623024"/></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02623024"/><text:span text:style-name="Command_20_Heading">all_inputs</text:span><text:alphabetical-index-mark-end text:id="IMark105553202623024"/></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02623024"/><text:span text:style-name="Command_20_Heading">all_outputs</text:span><text:alphabetical-index-mark-end text:id="IMark105553202623024"/></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02623024"/><text:span text:style-name="Command_20_Heading">all_registers</text:span><text:alphabetical-index-mark-end text:id="IMark105553202623024"/></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02623024"/><text:span text:style-name="Command_20_Heading">check_setup</text:span><text:alphabetical-index-mark-end text:id="IMark105553202623024"/></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02623024"/><text:span text:style-name="Command_20_Heading">connect_pin</text:span><text:alphabetical-index-mark-end text:id="IMark105553202623024"/></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02623024"/><text:span text:style-name="Command_20_Heading">create_generated_clock</text:span><text:alphabetical-index-mark-end text:id="IMark105553202623024"/></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02623024"/><text:span text:style-name="Command_20_Heading">create_voltage_area</text:span><text:alphabetical-index-mark-end text:id="IMark105553202623024"/></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02623024"/><text:span text:style-name="Command_20_Heading">current_design</text:span><text:alphabetical-index-mark-end text:id="IMark105553202623024"/></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02623024"/><text:span text:style-name="Command_20_Heading">current_instance</text:span><text:alphabetical-index-mark-end text:id="IMark105553202623024"/></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02623024"/><text:span text:style-name="Command_20_Heading">define_corners</text:span><text:alphabetical-index-mark-end text:id="IMark105553202623024"/></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02623024"/><text:span text:style-name="Command_20_Heading">delete_clock</text:span><text:alphabetical-index-mark-end text:id="IMark105553202623024"/></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02623024"/><text:span text:style-name="Command_20_Heading">delete_from_list</text:span><text:alphabetical-index-mark-end text:id="IMark105553202623024"/></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02623024"/><text:span text:style-name="Command_20_Heading">delete_generated_clock</text:span><text:alphabetical-index-mark-end text:id="IMark105553202623024"/></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02623024"/><text:span text:style-name="Command_20_Heading">delete_instance</text:span><text:alphabetical-index-mark-end text:id="IMark105553202623024"/></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02623024"/><text:span text:style-name="Command_20_Heading">delete_net</text:span><text:alphabetical-index-mark-end text:id="IMark105553202623024"/></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02623024"/><text:span text:style-name="Command_20_Heading">disconnect_pin</text:span><text:alphabetical-index-mark-end text:id="IMark105553202623024"/></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02623024"/><text:span text:style-name="Command_20_Heading">elapsed_run_time</text:span><text:alphabetical-index-mark-end text:id="IMark105553202623024"/></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02623024"/><text:span text:style-name="Command_20_Heading">find_timing_paths</text:span><text:alphabetical-index-mark-end text:id="IMark105553202623024"/></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02623024"/><text:span text:style-name="Command_20_Heading">get_cells</text:span><text:alphabetical-index-mark-end text:id="IMark105553202623024"/></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02623024"/><text:span text:style-name="Command_20_Heading">get_clocks</text:span><text:alphabetical-index-mark-end text:id="IMark105553202623024"/></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02623024"/><text:span text:style-name="Command_20_Heading">get_fanin</text:span><text:alphabetical-index-mark-end text:id="IMark105553202623024"/></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02623024"/><text:span text:style-name="Command_20_Heading">get_fanout</text:span><text:alphabetical-index-mark-end text:id="IMark105553202623024"/></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02623024"/><text:span text:style-name="Command_20_Heading">get_full_name</text:span><text:alphabetical-index-mark-end text:id="IMark105553202623024"/></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02623024"/><text:span text:style-name="Command_20_Heading">get_lib_pins</text:span><text:alphabetical-index-mark-end text:id="IMark105553202623024"/></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02623024"/><text:span text:style-name="Command_20_Heading">get_libs</text:span><text:alphabetical-index-mark-end text:id="IMark105553202623024"/></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02623024"/><text:span text:style-name="Command_20_Heading">get_nets</text:span><text:alphabetical-index-mark-end text:id="IMark105553202623024"/></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02623024"/><text:span text:style-name="Command_20_Heading">get_name</text:span><text:alphabetical-index-mark-end text:id="IMark105553202623024"/></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02623024"/><text:span text:style-name="Command_20_Heading">get_pins</text:span><text:alphabetical-index-mark-end text:id="IMark105553202623024"/></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02623024"/><text:span text:style-name="Command_20_Heading">get_ports</text:span><text:alphabetical-index-mark-end text:id="IMark105553202623024"/></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02623024"/><text:span text:style-name="Command_20_Heading">get_property</text:span><text:alphabetical-index-mark-end text:id="IMark105553202623024"/></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3">is_buffer<text:line-break/>is_clock_gate<text:line-break/>is_hierarchical<text:line-break/>is_inverter<text:line-break/>is_macro<text:line-break/>is_memory</text:span><text:line-break/><text:span text:style-name="T75">liberty_cell</text:span><text:line-break/><text:span text:style-name="T75">name<text:line-break/>ref_name</text:span></text:p>
      <text:p text:style-name="P69">liberty_cell <text:span text:style-name="T76">(SDC lib_cell)</text:span></text:p>
      <text:p text:style-name="P73"><text:span text:style-name="T71">area<text:line-break/></text:span>base_name<text:line-break/><text:span text:style-name="T71">dont_use</text:span><text:line-break/><text:span text:style-name="T77">filename</text:span><text:line-break/>full_name<text:line-break/><text:span text:style-name="T71">is_buffer<text:line-break/>is_inverter<text:line-break/></text:span><text:span text:style-name="T78">is_memory</text:span><text:line-break/><text:span text:style-name="T71">library</text:span><text:line-break/><text:span text:style-name="T71">name</text:span></text:p>
      <text:p text:style-name="P69">liberty_port <text:span text:style-name="T76">(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clocks<text:line-break/><text:span text:style-name="T86">clock_domains</text:span><text:line-break/>direction<text:line-break/>full_name<text:line-break/><text:span text:style-name="T73">is_hierarchical<text:line-break/>is_port</text:span><text:line-break/>is_register_clock<text:line-break/>lib_pin_name<text:line-break/><text:span text:style-name="T85">name</text:span><text:line-break/><text:span text:style-name="T85">slack_max<text:line-break/></text:span><text:soft-page-break/><text:span text:style-name="T85">slack_</text:span>max_fall<text:line-break/><text:span text:style-name="T85">slack_</text:span>max_rise<text:line-break/><text:span text:style-name="T85">slack_min<text:line-break/>slack_</text:span>min_fall<text:line-break/><text:span text:style-name="T85">slack_</text:span>min_rise</text:p>
      <text:p text:style-name="P69">port</text:p>
      <text:p text:style-name="P77"><text:span text:style-name="T71">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direction<text:line-break/>full_name<text:line-break/><text:span text:style-name="T71">liberty_port<text:line-break/></text:span><text:span text:style-name="T87">name</text:span><text:span text:style-name="T71"><text:line-break/></text:span><text:span text:style-name="T85">slack_max<text:line-break/>slack_</text:span><text:span text:style-name="T71">max_fall<text:line-break/></text:span><text:span text:style-name="T85">slack_</text:span><text:span text:style-name="T71">max_rise<text:line-break/></text:span><text:span text:style-name="T85">slack_min<text:line-break/>slack_</text:span><text:span text:style-name="T71">min_fall<text:line-break/></text:span><text:span text:style-name="T85">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02623024"/><text:span text:style-name="Command_20_Heading">get_timing_edges</text:span><text:alphabetical-index-mark-end text:id="IMark105553202623024"/></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f</text:span></text:span><text:span text:style-name="Command"><text:span text:style-name="T89">ro</text:span></text:span><text:span text:style-name="Command"><text:span text:style-name="T88">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1">-</text:span></text:span><text:span text:style-name="Command"><text:span text:style-name="T89">filte</text:span></text:span><text:span text:style-name="Command"><text:span text:style-name="T88">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05553202623024"/><text:span text:style-name="Command_20_Heading">group_path</text:span><text:alphabetical-index-mark-end text:id="IMark105553202623024"/></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2">[</text:span>-rise_through <text:span text:style-name="T23">through_list</text:span><text:span text:style-name="T43">]</text:span><text:line-break/><text:span text:style-name="T92">[</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8">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8">-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05553202623024"/><text:span text:style-name="Command_20_Heading">link_design</text:span><text:alphabetical-index-mark-end text:id="IMark105553202623024"/></text:p>
          </table:table-cell>
          <table:table-cell table:style-name="Table33.A1" office:value-type="string">
            <text:p text:style-name="P29"><text:span text:style-name="Command"><text:span text:style-name="T94">[-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4">-no_black_boxes</text:span></text:span></text:p>
          </table:table-cell>
          <table:table-cell table:style-name="Table33.A2" office:value-type="string">
            <text:p text:style-name="P82"><text:span text:style-name="T95">Do not </text:span><text:span text:style-name="T96">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02623024"/><text:span text:style-name="Command_20_Heading">make_instance</text:span><text:alphabetical-index-mark-end text:id="IMark105553202623024"/></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02623024"/><text:span text:style-name="Command_20_Heading">make_net</text:span><text:alphabetical-index-mark-end text:id="IMark105553202623024"/></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02623024"/><text:span text:style-name="Command_20_Heading">read_liberty</text:span><text:alphabetical-index-mark-end text:id="IMark105553202623024"/></text:p>
          </table:table-cell>
          <table:table-cell table:style-name="Table36.A1" office:value-type="string">
            <text:p text:style-name="P86">[-corner <text:span text:style-name="T1">corner</text:span>]<text:line-break/>[-min]<text:line-break/>[-max]<text:line-break/>[-infer_latch<text:span text:style-name="T97">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8">corner </text:span>corner</text:p>
          </table:table-cell>
          <table:table-cell table:style-name="Table36.A2" office:value-type="string">
            <text:p text:style-name="P40"><text:span text:style-name="Default_20_Paragraph_20_Font">Use </text:span><text:span text:style-name="Default_20_Paragraph_20_Font"><text:span text:style-name="T99">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7">Some Liberty libraries do not include </text:span><text:span text:style-name="Example"><text:span text:style-name="T97">latch</text:span></text:span><text:span text:style-name="T97"> groups for cells that are describe transparent latches. In that situation the </text:span><text:span text:style-name="Example"><text:span text:style-name="T97">-infer_latches</text:span></text:span><text:span text:style-name="T97">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05553202623024"/><text:span text:style-name="Command_20_Heading">read_</text:span><text:span text:style-name="Command_20_Heading"><text:span text:style-name="T100">saif</text:span></text:span><text:alphabetical-index-mark-end text:id="IMark105553202623024"/></text:p>
          </table:table-cell>
          <table:table-cell table:style-name="Table131.A1" office:value-type="string">
            <text:p text:style-name="P88"><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2">scope</text:span></text:span></text:p>
          </table:table-cell>
          <table:table-cell table:style-name="Table131.A2" office:value-type="string">
            <text:p text:style-name="P89">T<text:span text:style-name="Default_20_Paragraph_20_Font">he </text:span><text:span text:style-name="Default_20_Paragraph_20_Font"><text:span text:style-name="T100">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0">SAIF</text:span></text:span><text:span text:style-name="Default_20_Paragraph_20_Font"> file to read.</text:span></text:p>
          </table:table-cell>
        </table:table-row>
      </table:table>
      <text:p text:style-name="P91"><text:soft-page-break/><text:span text:style-name="T103">The </text:span><text:span text:style-name="Command_20_Heading"><text:span text:style-name="T104">read_</text:span></text:span><text:span text:style-name="Command_20_Heading"><text:span text:style-name="T105">saif</text:span></text:span><text:span text:style-name="T103"> command reads a </text:span><text:span text:style-name="T100">SAIF</text:span><text:span text:style-name="T103"> (Switching Activity Interchange Format)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02623024"/><text:span text:style-name="Command_20_Heading">read_sdc</text:span><text:alphabetical-index-mark-end text:id="IMark105553202623024"/></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02623024"/><text:span text:style-name="Command_20_Heading">read_sdf</text:span><text:alphabetical-index-mark-end text:id="IMark105553202623024"/></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8">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9">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05553202623024"/><text:span text:style-name="Command_20_Heading">read_spef</text:span><text:alphabetical-index-mark-end text:id="IMark105553202623024"/></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9">[-keep_capacitive_coupling]<text:line-break/>[-coupling_reduction_factor </text:span><text:span text:style-name="T110">factor</text:span><text:span text:style-name="T109">]</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1">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1">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2">-corner</text:span></text:span><text:span text:style-name="Command"><text:span text:style-name="T113"> </text:span></text:span><text:span text:style-name="Command"><text:span text:style-name="T23">corner</text:span></text:span></text:p>
          </table:table-cell>
          <table:table-cell table:style-name="Table146.A2" office:value-type="string">
            <text:p text:style-name="P40"><text:span text:style-name="Default_20_Paragraph_20_Font"><text:span text:style-name="T111">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4">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5">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02623024"/>SPEF<text:alphabetical-index-mark-end text:id="IMark105553202623024"/> format. <text:span text:style-name="T116">Use the </text:span><text:span text:style-name="T117">‑</text:span><text:span text:style-name="T118">report_parasitic_annotation</text:span><text:span text:style-name="T116"> command to check for nets that are not annotated.</text:span></text:p>
      <text:p text:style-name="Body">Files compressed with gzip are automatically uncompressed.</text:p>
      <text:p text:style-name="P97">Separate parasitics can be annotated for <text:span text:style-name="T119">corners and </text:span>min and max paths using the <text:span text:style-name="T49">-</text:span><text:span text:style-name="T120">corner, </text:span><text:span text:style-name="Command">–min</text:span><text:span text:style-name="Command"><text:span text:style-name="T121"> and </text:span></text:span><text:span text:style-name="Command">-max</text:span> arguments. <text:span text:style-name="T122">To use the same parastiics for every corner and for min/max delay calculation read the SPEF without </text:span><text:span text:style-name="Command"><text:span text:style-name="T122">-corner</text:span></text:span><text:span text:style-name="T122">, </text:span><text:span text:style-name="Command"><text:span text:style-name="T122">-min</text:span></text:span><text:span text:style-name="T122">, and </text:span><text:span text:style-name="Command"><text:span text:style-name="T122">-max</text:span></text:span><text:span text:style-name="T122"> options. </text:span></text:p>
      <text:p text:style-name="Example_20__20_indented"><text:span text:style-name="Command">read_spef</text:span> <text:span text:style-name="Command_20_Argument"><text:span text:style-name="T122">spef1</text:span></text:span></text:p>
      <text:p text:style-name="P97"><text:span text:style-name="T122">To use separate parastics for min/max delay, use the </text:span><text:span text:style-name="Command"><text:span text:style-name="T122">-min</text:span></text:span><text:span text:style-name="T122">, and </text:span><text:span text:style-name="Command"><text:span text:style-name="T122">-max</text:span></text:span><text:span text:style-name="T122"> options for each SPEF file.</text:span></text:p>
      <text:p text:style-name="P98"><text:span text:style-name="Command">read_spef</text:span> <text:span text:style-name="Command"><text:span text:style-name="T122">-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max </text:span></text:span><text:span text:style-name="Command_20_Argument"><text:span text:style-name="T122">spef2</text:span></text:span></text:p>
      <text:p text:style-name="P99"><text:soft-page-break/><text:span text:style-name="T122">To use separate parastics for each corner, use the </text:span><text:span text:style-name="Command"><text:span text:style-name="T122">-corner</text:span></text:span><text:span text:style-name="T122"> option for each SPEF file.</text:span></text:p>
      <text:p text:style-name="P98"><text:span text:style-name="Command">read_spef</text:span> <text:span text:style-name="Command"><text:span text:style-name="T122">-corner ss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tt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text:span></text:span><text:span text:style-name="Command_20_Argument"><text:span text:style-name="T122">spef3</text:span></text:span></text:p>
      <text:p text:style-name="P97"><text:span text:style-name="T122">To use separate parastics for each corner and separate min/max delay calculation, use the </text:span><text:span text:style-name="Command"><text:span text:style-name="T122">-corner</text:span></text:span><text:span text:style-name="T122"> option along with the </text:span><text:span text:style-name="Command"><text:span text:style-name="T122">-min</text:span></text:span><text:span text:style-name="T122">, and </text:span><text:span text:style-name="Command"><text:span text:style-name="T122">-max</text:span></text:span><text:span text:style-name="T122"> options.</text:span></text:p>
      <text:p text:style-name="P98"><text:span text:style-name="Command">read_spef</text:span> <text:span text:style-name="Command"><text:span text:style-name="T122">-corner ss -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ss -max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min spef</text:span></text:span><text:span text:style-name="Command_20_Argument"><text:span text:style-name="T122">3<text:line-break/></text:span></text:span><text:span text:style-name="Command"><text:span text:style-name="T122">read_spef</text:span></text:span><text:span text:style-name="Command_20_Argument"><text:span text:style-name="T122"> </text:span></text:span><text:span text:style-name="Command"><text:span text:style-name="T122">-corner ff -max spef</text:span></text:span><text:span text:style-name="Command_20_Argument"><text:span text:style-name="T122">4</text:span></text:span></text:p>
      <text:p text:style-name="P97">With the <text:span text:style-name="Command">-reduce</text:span> <text:span text:style-name="T123">option</text:span>, the current delay calculator reduces the parastic network to the appropriate type and deletes the parasitic network. <text:span text:style-name="T115">This </text:span>substantially reduc<text:span text:style-name="T115">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6">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05553202623024"/><text:span text:style-name="Command_20_Heading">read_</text:span><text:span text:style-name="Command_20_Heading"><text:span text:style-name="T124">vcd</text:span></text:span><text:alphabetical-index-mark-end text:id="IMark105553202623024"/></text:p>
          </table:table-cell>
          <table:table-cell table:style-name="Table32.A1" office:value-type="string">
            <text:p text:style-name="P102"><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2">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3">VCD</text:span></text:span><text:span text:style-name="Default_20_Paragraph_20_Font"> file to read.</text:span></text:p>
          </table:table-cell>
        </table:table-row>
      </table:table>
      <text:p text:style-name="P105"><text:span text:style-name="T103">The </text:span><text:span text:style-name="Command_20_Heading"><text:span text:style-name="T104">read_</text:span></text:span><text:span text:style-name="Command_20_Heading"><text:span text:style-name="T125">vcd</text:span></text:span><text:span text:style-name="T103"> command reads a VCD (Value Change Dump)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02623024"/><text:span text:style-name="Command_20_Heading">read_verilog</text:span><text:alphabetical-index-mark-end text:id="IMark105553202623024"/></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02623024"/>verilog netlist<text:alphabetical-index-mark-end text:id="IMark105553202623024"/>. After all verilog netlist and Liberty libraries are read the design must be linked with the <text:span text:style-name="Command">link_design</text:span> command.</text:p>
      <text:p text:style-name="Body">Verilog 2001 module port declaratation<text:span text:style-name="T106">s are </text:span>support<text:span text:style-name="T10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02623024"/><text:span text:style-name="Command_20_Heading">replace_cell</text:span><text:alphabetical-index-mark-end text:id="IMark105553202623024"/></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02623024"/><text:span text:style-name="Command_20_Heading">report_annotated_check</text:span><text:alphabetical-index-mark-end text:id="IMark105553202623024"/></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7">-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05553202623024"/><text:span text:style-name="Command_20_Heading">report_annotated_delay</text:span><text:alphabetical-index-mark-end text:id="IMark105553202623024"/></text:p>
          </table:table-cell>
          <table:table-cell table:style-name="Table56.A1" office:value-type="string">
            <text:p text:style-name="P106"><text:span text:style-name="T109">[-cell]<text:line-break/>[-net]<text:line-break/>[-from_in_ports]<text:line-break/>[-to_out_ports]</text:span><text:span text:style-name="T129"><text:line-break/></text:span><text:span text:style-name="Command">[-max_line</text:span><text:span text:style-name="Command"><text:span text:style-name="T130">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2">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105553202623024"/><text:span text:style-name="Command_20_Heading">report_checks</text:span><text:alphabetical-index-mark-end text:id="IMark105553202623024"/></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4">s</text:span>]<text:line-break/>[-format end|full|short|summary<text:line-break/> <text:s text:c="11"/>|full_clock|full_clock_expanded<text:line-break/> <text:s text:c="11"/><text:span text:style-name="T135">|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path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path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6">corner </text:span>corner</text:p>
          </table:table-cell>
          <table:table-cell table:style-name="Table52.A2" office:value-type="string">
            <text:p text:style-name="P112"><text:span text:style-name="Default_20_Paragraph_20_Font"><text:span text:style-name="T137">R</text:span></text:span><text:span text:style-name="Default_20_Paragraph_20_Font">eport paths for </text:span><text:span text:style-name="Default_20_Paragraph_20_Font"><text:span text:style-name="T137">one</text:span></text:span><text:span text:style-name="Default_20_Paragraph_20_Font"> process corner. </text:span><text:span text:style-name="Default_20_Paragraph_20_Font"><text:span text:style-name="T138">The</text:span></text:span><text:span text:style-name="Default_20_Paragraph_20_Font"> default </text:span><text:span text:style-name="Default_20_Paragraph_20_Font"><text:span text:style-name="T138">is to report</text:span></text:span><text:span text:style-name="Default_20_Paragraph_20_Font"> paths </text:span><text:span text:style-name="Default_20_Paragraph_20_Font"><text:span text:style-name="T138">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ext:soft-page-break/>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able:table-row table:style-name="Table52.1">
          <table:table-cell table:style-name="Table52.A2" office:value-type="string">
            <text:p text:style-name="P111"><text:span text:style-name="T21">-path_group </text:span>group<text:span text:style-name="T139">s</text:span></text:p>
          </table:table-cell>
          <table:table-cell table:style-name="Table52.A2" office:value-type="string">
            <text:p text:style-name="P112"><text:span text:style-name="Default_20_Paragraph_20_Font">List of path group</text:span><text:span text:style-name="Default_20_Paragraph_20_Font"><text:span text:style-name="T139">s</text:span></text:span><text:span text:style-name="Default_20_Paragraph_20_Font"> to report. </text:span><text:span text:style-name="Default_20_Paragraph_20_Font"><text:span text:style-name="T139">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0">json</text:span></text:p>
          </table:table-cell>
          <table:table-cell table:style-name="Table52.A2" office:value-type="string">
            <text:p text:style-name="P115"><text:span text:style-name="T140">Report in json format. </text:span><text:span text:style-name="T141">-</text:span><text:span text:style-name="T142">fields</text:span><text:span text:style-name="T143"> </text:span><text:span text:style-name="T144">is ignored.</text:span></text:p>
          </table:table-cell>
        </table:table-row>
        <table:table-row table:style-name="Table52.1">
          <table:table-cell table:style-name="Table52.A2" office:value-type="string">
            <text:p text:style-name="P114"><text:span text:style-name="T21">-</text:span><text:span text:style-name="T143">fields </text:span>fields</text:p>
          </table:table-cell>
          <table:table-cell table:style-name="Table52.A2" office:value-type="string">
            <text:p text:style-name="P110"><text:span text:style-name="Default_20_Paragraph_20_Font">List of </text:span><text:span text:style-name="Default_20_Paragraph_20_Font"><text:span text:style-name="T49">capacitance|slew|input_pins|</text:span></text:span><text:span text:style-name="Default_20_Paragraph_20_Font"><text:span text:style-name="T145">hierarcial_pins|</text:span></text:span><text:span text:style-name="Default_20_Paragraph_20_Font"><text:span text:style-name="T49">nets|fanout</text:span></text:span><text:span text:style-name="Default_20_Paragraph_20_Font"><text:span text:style-name="T146">|src_attr</text:span></text:span></text:p>
          </table:table-cell>
        </table:table-row>
        <table:table-row table:style-name="Table52.1">
          <table:table-cell table:style-name="Table52.A2" office:value-type="string">
            <text:p text:style-name="P114"><text:span text:style-name="T21">-</text:span><text:span text:style-name="T143">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7">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05553202623024"/><text:span text:style-name="Command_20_Heading">report_check_types</text:span><text:alphabetical-index-mark-end text:id="IMark105553202623024"/></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8">-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9">slack_only</text:span></text:p>
          </table:table-cell>
          <table:table-cell table:style-name="Table59.A2" office:value-type="string">
            <text:p text:style-name="P40"><text:span text:style-name="Default_20_Paragraph_20_Font"><text:span text:style-name="T149">R</text:span></text:span><text:span text:style-name="Default_20_Paragraph_20_Font">eport the minumum slack for each </text:span><text:span text:style-name="Default_20_Paragraph_20_Font"><text:span text:style-name="T149">timing </text:span></text:span><text:span text:style-name="Default_20_Paragraph_20_Font">check.</text:span></text:p>
          </table:table-cell>
        </table:table-row>
        <table:table-row table:style-name="Table59.1">
          <table:table-cell table:style-name="Table59.A2" office:value-type="string">
            <text:p text:style-name="P29">-format <text:span text:style-name="T149">end</text:span></text:p>
          </table:table-cell>
          <table:table-cell table:style-name="Table59.A2" office:value-type="string">
            <text:p text:style-name="Example"><text:span text:style-name="Default_20_Paragraph_20_Font"><text:span text:style-name="T149">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3">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105553202623024"/><text:alphabetical-index-mark-start text:id="IMark105553202615664"/><text:span text:style-name="Command_20_Heading">report_clock_</text:span><text:span text:style-name="Command_20_Heading"><text:span text:style-name="T150">latency</text:span></text:span><text:alphabetical-index-mark-end text:id="IMark105553202615664"/><text:alphabetical-index-mark-end text:id="IMark105553202623024"/></text:p>
          </table:table-cell>
          <table:table-cell table:style-name="Table142.A1" office:value-type="string">
            <text:p text:style-name="P123">[-clock <text:span text:style-name="T1">clocks</text:span>]<text:line-break/><text:span text:style-name="T151">[</text:span><text:span text:style-name="T152">-include_internal_latency</text:span><text:span text:style-name="T153">]</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02623024"/><text:span text:style-name="Command_20_Heading">report_clock_min_period</text:span><text:alphabetical-index-mark-end text:id="IMark105553202623024"/></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9">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02623024"/><text:span text:style-name="Command_20_Heading">report_clock_properties</text:span><text:alphabetical-index-mark-end text:id="IMark105553202623024"/></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05553202623024"/><text:alphabetical-index-mark-start text:id="IMark105553202615664"/><text:span text:style-name="Command_20_Heading">report_clock_skew</text:span><text:alphabetical-index-mark-end text:id="IMark105553202615664"/><text:alphabetical-index-mark-end text:id="IMark105553202623024"/></text:p>
          </table:table-cell>
          <table:table-cell table:style-name="Table157.A1" office:value-type="string">
            <text:p text:style-name="P130">[-setup|-hold]<text:line-break/>[-clock <text:span text:style-name="T1">clocks</text:span>]<text:span text:style-name="T154"><text:line-break/></text:span><text:span text:style-name="T152">[-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5">every</text:span> source and target register <text:span text:style-name="T156">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05553202623024"/><text:span text:style-name="Command_20_Heading">report_dcalc</text:span><text:alphabetical-index-mark-end text:id="IMark105553202623024"/></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7">Report delay calculations for timing arcs from instance input pin </text:span></text:span><text:span text:style-name="Command_20_Argument"><text:span text:style-name="T157">from_pin</text:span></text:span><text:span text:style-name="Default_20_Paragraph_20_Font">.</text:span></text:p>
          </table:table-cell>
        </table:table-row>
        <table:table-row table:style-name="Table60.1">
          <table:table-cell table:style-name="Table60.A2" office:value-type="string">
            <text:p text:style-name="P33"><text:span text:style-name="T158">-to </text:span>to_pin</text:p>
          </table:table-cell>
          <table:table-cell table:style-name="Table60.A2" office:value-type="string">
            <text:p text:style-name="P134"><text:span text:style-name="Default_20_Paragraph_20_Font"><text:span text:style-name="T157">Report delay calculations for timing arcs to instance output pin to</text:span></text:span><text:span text:style-name="Command_20_Argument"><text:span text:style-name="T157">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6">corner </text:span>corner</text:p>
          </table:table-cell>
          <table:table-cell table:style-name="Table60.A2" office:value-type="string">
            <text:p text:style-name="P135"><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9">min</text:span></text:p>
          </table:table-cell>
          <table:table-cell table:style-name="Table60.A2" office:value-type="string">
            <text:p text:style-name="P135"><text:span text:style-name="Default_20_Paragraph_20_Font"><text:span text:style-name="T159">Report delay calculation for min delays.</text:span></text:span></text:p>
          </table:table-cell>
        </table:table-row>
        <table:table-row table:style-name="Table60.1">
          <table:table-cell table:style-name="Table60.A2" office:value-type="string">
            <text:p text:style-name="P47">-<text:span text:style-name="T159">max</text:span></text:p>
          </table:table-cell>
          <table:table-cell table:style-name="Table60.A2" office:value-type="string">
            <text:p text:style-name="P135"><text:span text:style-name="Default_20_Paragraph_20_Font"><text:span text:style-name="T159">Report delay calculation for max delays.</text:span></text:span></text:p>
          </table:table-cell>
        </table:table-row>
        <table:table-row table:style-name="Table60.1">
          <table:table-cell table:style-name="Table60.A2" office:value-type="string">
            <text:p text:style-name="P35"><text:span text:style-name="T21">-</text:span><text:span text:style-name="T158">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05553202623024"/><text:span text:style-name="Command_20_Heading">report_disabled_edges</text:span><text:alphabetical-index-mark-end text:id="IMark105553202623024"/></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02623024"/><text:span text:style-name="Command_20_Heading">report_instance</text:span><text:alphabetical-index-mark-end text:id="IMark105553202623024"/></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02623024"/><text:span text:style-name="Command_20_Heading">report_lib_cell</text:span><text:alphabetical-index-mark-end text:id="IMark105553202623024"/></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02623024"/><text:span text:style-name="Command_20_Heading">report_net</text:span><text:alphabetical-index-mark-end text:id="IMark105553202623024"/></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105553202623024"/><text:span text:style-name="Command_20_Heading">report_</text:span><text:span text:style-name="Command_20_Heading"><text:span text:style-name="T161">parasitic_annotation</text:span></text:span><text:alphabetical-index-mark-end text:id="IMark105553202623024"/></text:p>
          </table:table-cell>
          <table:table-cell table:style-name="Table127.A1" office:value-type="string">
            <text:p text:style-name="P140"><text:span text:style-name="T162">[-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05553202623024"/><text:span text:style-name="Command_20_Heading">report_power</text:span><text:alphabetical-index-mark-end text:id="IMark105553202623024"/></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3">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3">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4">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5">The </text:span><text:span text:style-name="Command_20_Heading"><text:span text:style-name="T166">report_power</text:span></text:span><text:span text:style-name="T16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7">T</text:span></text:span><text:span text:style-name="Command_20_Heading"><text:span text:style-name="T168">he </text:span></text:span><text:span text:style-name="Command_20_Heading"><text:span text:style-name="T104">read_</text:span></text:span><text:span text:style-name="Command_20_Heading"><text:span text:style-name="T169">vcd or read_saif</text:span></text:span><text:span text:style-name="Command_20_Heading"><text:span text:style-name="T104"> </text:span></text:span><text:span text:style-name="Command_20_Heading"><text:span text:style-name="T168">command</text:span></text:span><text:span text:style-name="Command_20_Heading"><text:span text:style-name="T170">s</text:span></text:span><text:span text:style-name="Command_20_Heading"><text:span text:style-name="T168"> can be used to read activities </text:span></text:span><text:span text:style-name="Command_20_Heading"><text:span text:style-name="T171">from</text:span></text:span><text:span text:style-name="Command_20_Heading"><text:span text:style-name="T168"> a file </text:span></text:span><text:span text:style-name="Command_20_Heading"><text:span text:style-name="T167">based on </text:span></text:span><text:span text:style-name="Command_20_Heading"><text:span text:style-name="T172">simulation. If no simulation activities are available,</text:span></text:span> the <text:span text:style-name="Command_20_Heading"><text:span text:style-name="T126">set_power_activity</text:span></text:span><text:span text:style-name="Command_20_Heading"><text:span text:style-name="T173"> command </text:span></text:span><text:span text:style-name="Command_20_Heading"><text:span text:style-name="T172">should be used</text:span></text:span><text:span text:style-name="Command_20_Heading"><text:span text:style-name="T173"> to set </text:span></text:span><text:span text:style-name="Command_20_Heading"><text:span text:style-name="T171">the </text:span></text:span><text:span text:style-name="Command_20_Heading"><text:span text:style-name="T173">activit</text:span></text:span><text:span text:style-name="Command_20_Heading"><text:span text:style-name="T171">y</text:span></text:span><text:span text:style-name="Command_20_Heading"><text:span text:style-name="T173"> of input ports or pins in the design. </text:span></text:span><text:span text:style-name="Command_20_Heading"><text:span text:style-name="T174">The default input activity and duty </text:span></text:span><text:span text:style-name="Command_20_Heading"><text:span text:style-name="T175">for inputs </text:span></text:span><text:span text:style-name="Command_20_Heading"><text:span text:style-name="T174">are 0.1 and 0.5 respectively. </text:span></text:span><text:span text:style-name="Command_20_Heading"><text:span text:style-name="T173">The activities are propagated </text:span></text:span><text:span text:style-name="Command_20_Heading"><text:span text:style-name="T176">from annotated input ports or pins </text:span></text:span><text:span text:style-name="Command_20_Heading"><text:span text:style-name="T17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02623024"/><text:span text:style-name="Command_20_Heading">report_pulse_width_checks</text:span><text:alphabetical-index-mark-end text:id="IMark105553202623024"/></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7">-</text:span><text:span text:style-name="T178">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6">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105553202623024"/><text:span text:style-name="Command_20_Heading">report_</text:span><text:span text:style-name="Command_20_Heading"><text:span text:style-name="T179">slews</text:span></text:span><text:alphabetical-index-mark-end text:id="IMark105553202623024"/></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6">corner </text:span>corner</text:p>
          </table:table-cell>
          <table:table-cell table:style-name="Table57.A2" office:value-type="string">
            <text:p text:style-name="P149"><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02623024"/><text:span text:style-name="Command_20_Heading">report_units</text:span><text:alphabetical-index-mark-end text:id="IMark105553202623024"/></text:p>
          </table:table-cell>
          <table:table-cell table:style-name="Table152.A1" office:value-type="string">
            <text:p text:style-name="P29"><text:span text:style-name="Command_20_Argument"/></text:p>
          </table:table-cell>
        </table:table-row>
      </table:table>
      <text:p text:style-name="Body_20_first">Report the <text:span text:style-name="T180">units used for </text:span>command <text:span text:style-name="T18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02623024"/><text:span text:style-name="Command_20_Heading">report_worst_slack</text:span><text:alphabetical-index-mark-end text:id="IMark105553202623024"/></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3">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05553202623024"/><text:span text:style-name="Command_20_Heading">set_assigned_check</text:span><text:alphabetical-index-mark-end text:id="IMark105553202623024"/></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1">Annotate setup</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1">Annotate hold</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1">Annotate recovery</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1">Annotate removal</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2">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3">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3">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4">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3">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05553202623024"/><text:span text:style-name="Command_20_Heading">set_assigned_delay</text:span><text:alphabetical-index-mark-end text:id="IMark105553202623024"/></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2">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5">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5">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02623024"/><text:span text:style-name="Command_20_Heading">set_assigned_transition</text:span><text:alphabetical-index-mark-end text:id="IMark105553202623024"/></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6">corner </text:span>corner</text:p>
          </table:table-cell>
          <table:table-cell table:style-name="Table71.A2" office:value-type="string">
            <text:p text:style-name="P135"><text:span text:style-name="Default_20_Paragraph_20_Font"><text:span text:style-name="T186">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05553202623024"/><text:span text:style-name="Command_20_Heading">set_case_analysis</text:span><text:alphabetical-index-mark-end text:id="IMark105553202623024"/></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02623024"/><text:span text:style-name="Command_20_Heading">set_clock_gating_check</text:span><text:alphabetical-index-mark-end text:id="IMark105553202623024"/></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7">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7">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02623024"/><text:span text:style-name="Command_20_Heading">set_clock_groups</text:span><text:alphabetical-index-mark-end text:id="IMark105553202623024"/></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8">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02623024"/><text:span text:style-name="Command_20_Heading">set_clock_latency</text:span><text:alphabetical-index-mark-end text:id="IMark105553202623024"/></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8">-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9">-</text:span></text:span><text:span text:style-name="Command_20_Heading"><text:span text:style-name="T190">clo</text:span></text:span><text:span text:style-name="Command_20_Heading"><text:span text:style-name="T191">ck </text:span></text:span><text:span text:style-name="Command_20_Heading"><text:span text:style-name="T192">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02623024"/><text:span text:style-name="Command_20_Heading">set_clock_transition</text:span><text:alphabetical-index-mark-end text:id="IMark105553202623024"/></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3">Set the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3">Set the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 for the </text:span></text:span><text:span text:style-name="Default_20_Paragraph_20_Font"><text:span text:style-name="T193">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3">Set the min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3">Set the min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05553202623024"/><text:span text:style-name="Command_20_Heading">set_clock_uncertainty</text:span><text:alphabetical-index-mark-end text:id="IMark105553202623024"/></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4">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4">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5">Inter-clock target clock rise edge, alternative to ‑</text:span></text:span><text:span text:style-name="Default_20_Paragraph_20_Font"><text:span text:style-name="T196">rise_to</text:span></text:span><text:span text:style-name="Default_20_Paragraph_20_Font"><text:span text:style-name="T195">.Inter-clock target clock rise edge, alternative to ‑</text:span></text:span><text:span text:style-name="Default_20_Paragraph_20_Font"><text:span text:style-name="T196">rise_to</text:span></text:span><text:span text:style-name="Default_20_Paragraph_20_Font"><text:span text:style-name="T195">.</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5">Inter-clock target clock rise edge, alternative to ‑</text:span></text:span><text:span text:style-name="Default_20_Paragraph_20_Font"><text:span text:style-name="T197">fall</text:span></text:span><text:span text:style-name="Default_20_Paragraph_20_Font"><text:span text:style-name="T196">_to</text:span></text:span><text:span text:style-name="Default_20_Paragraph_20_Font"><text:span text:style-name="T195">.</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8">for</text:span></text:span><text:span text:style-name="Default_20_Paragraph_20_Font"> setup check</text:span><text:span text:style-name="Default_20_Paragraph_20_Font"><text:span text:style-name="T198">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8">for</text:span></text:span><text:span text:style-name="Default_20_Paragraph_20_Font"> hold </text:span><text:span text:style-name="Default_20_Paragraph_20_Font"><text:span text:style-name="T198">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199">The uncertainty for a clock can be specified on its source pin or port, or the clock itself. </text:span></text:p>
      <text:p text:style-name="P160"><text:span text:style-name="Command">set_clock_uncertainty .</text:span><text:span text:style-name="Command"><text:span text:style-name="T199">1 [get_clock clk1]</text:span></text:span></text:p>
      <text:p text:style-name="P161"><text:span text:style-name="T199">Inter-clock uncertainty between the source and target clocks of timing checks is specified with the ‑</text:span><text:span text:style-name="Command"><text:span text:style-name="T199">from|‑rise_from|-fall_from</text:span></text:span><text:span text:style-name="T199"> </text:span><text:span text:style-name="T200">and</text:span><text:span text:style-name="T199"> ‑</text:span><text:span text:style-name="T200">to</text:span><text:span text:style-name="Command"><text:span text:style-name="T199">|‑rise_</text:span></text:span><text:span text:style-name="Command"><text:span text:style-name="T200">to</text:span></text:span><text:span text:style-name="Command"><text:span text:style-name="T199">|-fall_</text:span></text:span><text:span text:style-name="Command"><text:span text:style-name="T200">to</text:span></text:span><text:span text:style-name="T199"> arguments .</text:span></text:p>
      <text:p text:style-name="P160"><text:soft-page-break/><text:span text:style-name="Command">set_clock_uncertainty -</text:span><text:span text:style-name="Command"><text:span text:style-name="T199">from [get_clock clk1] -to [get_clocks clk2] </text:span></text:span><text:span text:style-name="Command">.</text:span><text:span text:style-name="Command"><text:span text:style-name="T199">1</text:span></text:span></text:p>
      <text:p text:style-name="P161"><text:span text:style-name="Command"><text:span text:style-name="T201">The following commands are equivalent.</text:span></text:span></text:p>
      <text:p text:style-name="P162"><text:span text:style-name="Command"><text:span text:style-name="T200">set_clock_uncertainty -</text:span></text:span><text:span text:style-name="Command"><text:span text:style-name="T199">from [get_clock clk1] -</text:span></text:span><text:span text:style-name="Command"><text:span text:style-name="T200">rise_</text:span></text:span><text:span text:style-name="Command"><text:span text:style-name="T199">to [get_clocks clk2] </text:span></text:span><text:span text:style-name="Command"><text:span text:style-name="T200">.</text:span></text:span><text:span text:style-name="Command"><text:span text:style-name="T199">1<text:line-break/></text:span></text:span><text:span text:style-name="Command">set_clock_uncertainty -</text:span><text:span text:style-name="Command"><text:span text:style-name="T199">from [get_clock clk1] -to [get_clocks clk2] -</text:span></text:span><text:span text:style-name="Command"><text:span text:style-name="T200">rise </text:span></text:span><text:span text:style-name="Command">.</text:span><text:span text:style-name="Command"><text:span text:style-name="T199">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05553202623024"/><text:span text:style-name="Command_20_Heading">set_cmd_units</text:span><text:alphabetical-index-mark-end text:id="IMark105553202623024"/></text:p>
          </table:table-cell>
          <table:table-cell table:style-name="Table76.A1" office:value-type="string">
            <text:p text:style-name="P163"><text:span text:style-name="T131">[-capacitance </text:span><text:span text:style-name="T202">cap_unit</text:span><text:span text:style-name="T131">]<text:line-break/>[-resistance </text:span><text:span text:style-name="T202">res_unit</text:span><text:span text:style-name="T131">]<text:line-break/>[-time </text:span><text:span text:style-name="T202">time_unit</text:span><text:span text:style-name="T131">]<text:line-break/>[-voltage </text:span><text:span text:style-name="T202">voltage_unit</text:span><text:span text:style-name="T131">]<text:line-break/>[-current </text:span><text:span text:style-name="T202">current_unit</text:span><text:span text:style-name="T131">]<text:line-break/>[-power </text:span><text:span text:style-name="T202">power_unit</text:span><text:span text:style-name="T131">]<text:line-break/>[-distance </text:span><text:span text:style-name="T203">distance_unit</text:span><text:span text:style-name="T131">]</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4">'</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6"> change</text:span> the units used by the STA command interpreter when parsing commands and reporting results. <text:span text:style-name="T199">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05553202623024"/><text:span text:style-name="Command_20_Heading">set_data_check</text:span><text:alphabetical-index-mark-end text:id="IMark105553202623024"/></text:p>
          </table:table-cell>
          <table:table-cell table:style-name="Table79.A1" office:value-type="string">
            <text:p text:style-name="P166">[-from<text:span text:style-name="T205">|-rise_from|-fall_from</text:span> <text:span text:style-name="T23">from_</text:span><text:span text:style-name="T206">pin</text:span>]<text:line-break/>[-to<text:span text:style-name="T205">|-rise_to|-fall_to</text:span> <text:span text:style-name="T23">to_</text:span><text:span text:style-name="T206">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7">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7">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02623024"/><text:alphabetical-index-mark-start text:id="IMark105553202615664"/><text:span text:style-name="Command_20_Heading">set_disable_inferred_clock_gating</text:span><text:alphabetical-index-mark-end text:id="IMark105553202615664"/><text:alphabetical-index-mark-end text:id="IMark105553202623024"/></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02623024"/><text:span text:style-name="Command_20_Heading">set_disable_timing</text:span><text:alphabetical-index-mark-end text:id="IMark105553202623024"/></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7">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02623024"/><text:span text:style-name="Command_20_Heading">set_drive</text:span><text:alphabetical-index-mark-end text:id="IMark105553202623024"/></text:p>
          </table:table-cell>
          <table:table-cell table:style-name="Table82.A1" office:value-type="string">
            <text:p text:style-name="P29">[-rise]<text:line-break/>[-fall]<text:line-break/>[-max]<text:line-break/>[-min]<text:span text:style-name="T23"><text:line-break/>resistance<text:line-break/>port</text:span><text:span text:style-name="T206">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8">Set the</text:span></text:span><text:span text:style-name="Default_20_Paragraph_20_Font"> maximum </text:span><text:span text:style-name="Default_20_Paragraph_20_Font"><text:span text:style-name="T208">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8">Set the</text:span></text:span><text:span text:style-name="Default_20_Paragraph_20_Font"> m</text:span><text:span text:style-name="Default_20_Paragraph_20_Font"><text:span text:style-name="T208">in</text:span></text:span><text:span text:style-name="Default_20_Paragraph_20_Font">imum </text:span><text:span text:style-name="Default_20_Paragraph_20_Font"><text:span text:style-name="T208">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7">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05553202623024"/><text:span text:style-name="Command_20_Heading">set_driving_cell</text:span><text:alphabetical-index-mark-end text:id="IMark105553202623024"/></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9">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6">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8">Set</text:span></text:span><text:span text:style-name="Default_20_Paragraph_20_Font"> the driving cell </text:span><text:span text:style-name="Default_20_Paragraph_20_Font"><text:span text:style-name="T210">for a </text:span></text:span><text:span text:style-name="Default_20_Paragraph_20_Font"><text:span text:style-name="T208">rising</text:span></text:span><text:span text:style-name="Default_20_Paragraph_20_Font"><text:span text:style-name="T210">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8">Set</text:span></text:span><text:span text:style-name="Default_20_Paragraph_20_Font"> the</text:span><text:span text:style-name="Default_20_Paragraph_20_Font"><text:span text:style-name="T208"> </text:span></text:span><text:span text:style-name="Default_20_Paragraph_20_Font">driving cell </text:span><text:span text:style-name="Default_20_Paragraph_20_Font"><text:span text:style-name="T210">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8">Set</text:span></text:span><text:span text:style-name="Default_20_Paragraph_20_Font"> the</text:span><text:span text:style-name="Default_20_Paragraph_20_Font"><text:span text:style-name="T208"> </text:span></text:span><text:span text:style-name="Default_20_Paragraph_20_Font">driving cell </text:span><text:span text:style-name="Default_20_Paragraph_20_Font"><text:span text:style-name="T208">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8">Set</text:span></text:span><text:span text:style-name="Default_20_Paragraph_20_Font"> the</text:span><text:span text:style-name="Default_20_Paragraph_20_Font"><text:span text:style-name="T208"> </text:span></text:span><text:span text:style-name="Default_20_Paragraph_20_Font">driving cell </text:span><text:span text:style-name="Default_20_Paragraph_20_Font"><text:span text:style-name="T208">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1">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1">from_pin </text:span>from_pin</text:p>
          </table:table-cell>
          <table:table-cell table:style-name="Table83.A2" office:value-type="string">
            <text:p text:style-name="P40"><text:span text:style-name="Default_20_Paragraph_20_Font">Use </text:span><text:span text:style-name="Default_20_Paragraph_20_Font"><text:span text:style-name="T208">timng arcs</text:span></text:span><text:span text:style-name="Default_20_Paragraph_20_Font"> from </text:span><text:span text:style-name="Command_20_Argument"><text:span text:style-name="T208">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1">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8">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05553202623024"/><text:span text:style-name="Command_20_Heading">set_false_path</text:span><text:alphabetical-index-mark-end text:id="IMark105553202623024"/></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02623024"/><text:span text:style-name="Command_20_Heading">set_fanout_load</text:span><text:alphabetical-index-mark-end text:id="IMark105553202623024"/></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02623024"/><text:span text:style-name="Command_20_Heading">set_hierarchy_separator</text:span><text:alphabetical-index-mark-end text:id="IMark105553202623024"/></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02623024"/><text:span text:style-name="Command_20_Heading">set_ideal_latency</text:span><text:alphabetical-index-mark-end text:id="IMark105553202623024"/></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02623024"/><text:span text:style-name="Command_20_Heading">set_ideal_network</text:span><text:alphabetical-index-mark-end text:id="IMark105553202623024"/></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02623024"/><text:span text:style-name="Command_20_Heading">set_ideal_transition</text:span><text:alphabetical-index-mark-end text:id="IMark105553202623024"/></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02623024"/><text:span text:style-name="Command_20_Heading">set_input_delay</text:span><text:alphabetical-index-mark-end text:id="IMark105553202623024"/></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2">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4">The following command sets the min, max, rise and fall times on the </text:span><text:span text:style-name="Command"><text:span text:style-name="T214">in1</text:span></text:span><text:span text:style-name="T214"> input port </text:span><text:span text:style-name="Command"><text:span text:style-name="T214">1.0</text:span></text:span><text:span text:style-name="T214"> time units after the rising edge of </text:span><text:span text:style-name="Command"><text:span text:style-name="T214">clk1</text:span></text:span><text:span text:style-name="T214">.</text:span></text:p>
      <text:p text:style-name="P183">set_input_delay -clock clk1 1.0 [get_ports in1]</text:p>
      <text:p text:style-name="P184"><text:span text:style-name="T214">Use multiple commands with the -add_delay option to specifiy separate arrival times for min, max, rise and fall times or multiple clocks. For example, the following specifies separate arrival times with respect to clocks </text:span><text:span text:style-name="Command"><text:span text:style-name="T214">clk1</text:span></text:span><text:span text:style-name="T214"> and </text:span><text:span text:style-name="Command"><text:span text:style-name="T214">clk2</text:span></text:span><text:span text:style-name="T214">.</text:span></text:p>
      <text:p text:style-name="P183">set_input_delay -clock clk1 1.0 [get_ports in1]<text:line-break/>set_input_delay -<text:span text:style-name="T214">add_delay </text:span>-clock clk<text:span text:style-name="T214">2</text:span> <text:span text:style-name="T214">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6"> </text:span><text:span text:style-name="Command_20_Heading"><text:span text:style-name="T126">sta_input_port_default_clock</text:span></text:span><text:span text:style-name="Command_20_Heading"><text:span text:style-name="T173"> variable to </text:span></text:span><text:span text:style-name="Command_20_Heading"><text:span text:style-name="T215">1</text:span></text:span><text:span text:style-name="Command_20_Heading"><text:span text:style-name="T173"> to report paths from inputs without a </text:span></text:span><text:span text:style-name="Command_20_Heading"><text:span text:style-name="T215">set_input_delay</text:span></text:span><text:span text:style-name="Command_20_Heading"><text:span text:style-name="T173">.</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02623024"/><text:span text:style-name="Command_20_Heading">set_input_transition</text:span><text:alphabetical-index-mark-end text:id="IMark105553202623024"/></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6">Set the</text:span></text:span><text:span text:style-name="Default_20_Paragraph_20_Font"> rising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6">Set the</text:span></text:span><text:span text:style-name="Default_20_Paragraph_20_Font"> </text:span><text:span text:style-name="Default_20_Paragraph_20_Font"><text:span text:style-name="T216">falling</text:span></text:span><text:span text:style-name="Default_20_Paragraph_20_Font">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6">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6">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02623024"/><text:span text:style-name="Command_20_Heading">set_level_shifter_strategy</text:span><text:alphabetical-index-mark-end text:id="IMark105553202623024"/></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02623024"/><text:span text:style-name="Command_20_Heading">set_level_shifter_threshold</text:span><text:alphabetical-index-mark-end text:id="IMark105553202623024"/></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02623024"/><text:span text:style-name="Command_20_Heading">set_load</text:span><text:alphabetical-index-mark-end text:id="IMark105553202623024"/></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7">Set t</text:span></text:span><text:span text:style-name="Default_20_Paragraph_20_Font">he </text:span><text:span text:style-name="Default_20_Paragraph_20_Font"><text:span text:style-name="T218">external port </text:span></text:span><text:span text:style-name="Default_20_Paragraph_20_Font"><text:span text:style-name="T217">rising </text:span></text:span><text:span text:style-name="Default_20_Paragraph_20_Font">capacitance </text:span><text:span text:style-name="Default_20_Paragraph_20_Font"><text:span text:style-name="T218">(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7">Set t</text:span></text:span><text:span text:style-name="Default_20_Paragraph_20_Font">he </text:span><text:span text:style-name="Default_20_Paragraph_20_Font"><text:span text:style-name="T218">external port </text:span></text:span><text:span text:style-name="Default_20_Paragraph_20_Font"><text:span text:style-name="T217">falling </text:span></text:span><text:span text:style-name="Default_20_Paragraph_20_Font">capacitance </text:span><text:span text:style-name="Default_20_Paragraph_20_Font"><text:span text:style-name="T218">(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7">Set t</text:span></text:span><text:span text:style-name="Default_20_Paragraph_20_Font">he </text:span><text:span text:style-name="Default_20_Paragraph_20_Font"><text:span text:style-name="T217">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7">Set t</text:span></text:span><text:span text:style-name="Default_20_Paragraph_20_Font">he </text:span><text:span text:style-name="Default_20_Paragraph_20_Font"><text:span text:style-name="T217">m</text:span></text:span><text:span text:style-name="Default_20_Paragraph_20_Font"><text:span text:style-name="T219">in</text:span></text:span><text:span text:style-name="Default_20_Paragraph_20_Font"><text:span text:style-name="T217">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8">(nets only)</text:span></text:span><text:span text:style-name="Default_20_Paragraph_20_Font">. </text:span><text:span text:style-name="Default_20_Paragraph_20_Font"><text:span text:style-name="T218">If the resulting capacitance is negative, zero is used. </text:span></text:span><text:span text:style-name="Default_20_Paragraph_20_Font"><text:span text:style-name="T220">Pin capacitance</text:span></text:span><text:span text:style-name="Default_20_Paragraph_20_Font"><text:span text:style-name="T221">s</text:span></text:span><text:span text:style-name="Default_20_Paragraph_20_Font"><text:span text:style-name="T220"> </text:span></text:span><text:span text:style-name="Default_20_Paragraph_20_Font"><text:span text:style-name="T221">are</text:span></text:span><text:span text:style-name="Default_20_Paragraph_20_Font"><text:span text:style-name="T220">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8">wire </text:span>capacitance on a net or <text:span text:style-name="T218">external capacitance on a </text:span>port. <text:span text:style-name="T218">There are four different uses for the </text:span><text:span text:style-name="T222">set_load</text:span><text:span text:style-name="T218"> commanc:</text:span></text:p>
      <text:p text:style-name="P190">set_load -wire_load <text:span text:style-name="T1">port</text:span> <text:s/>external <text:span text:style-name="T223">port </text:span>wire <text:span text:style-name="T223">capacitance</text:span><text:line-break/>set_load -pin_load <text:span text:style-name="T1">port</text:span> <text:s text:c="2"/>external <text:span text:style-name="T223">port </text:span>pin <text:span text:style-name="T223">capacitance</text:span><text:line-break/>set_load <text:span text:style-name="T1">port</text:span> <text:s text:c="12"/>same as -pin_load<text:line-break/>set_load <text:span text:style-name="T1">net</text:span> <text:s text:c="13"/><text:span text:style-name="T223">net wire capacitance</text:span></text:p>
      <text:p text:style-name="P191"><text:span text:style-name="T218">External p</text:span>ort <text:span text:style-name="T218">capacitance </text:span>can <text:span text:style-name="T218">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3">When annnotating n</text:span>et wire capacitance <text:span text:style-name="T223">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3">Setting the capacitance on a net overrides </text:span><text:span text:style-name="T224">SPEF </text:span><text:span text:style-name="T225">parasitics </text:span><text:span text:style-name="T223">for delay calculation</text:span><text:span text:style-name="T225">.</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02623024"/><text:span text:style-name="Command_20_Heading">set_logic_dc</text:span><text:alphabetical-index-mark-end text:id="IMark105553202623024"/></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02623024"/><text:span text:style-name="Command_20_Heading">set_logic_one</text:span><text:alphabetical-index-mark-end text:id="IMark105553202623024"/></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4">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05553202623024"/><text:span text:style-name="Command_20_Heading">set_logic_zero</text:span><text:alphabetical-index-mark-end text:id="IMark105553202623024"/></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4">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05553202623024"/><text:span text:style-name="Command_20_Heading">set_max_area</text:span><text:alphabetical-index-mark-end text:id="IMark105553202623024"/></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02623024"/><text:span text:style-name="Command_20_Heading">set_max_capacitance</text:span><text:alphabetical-index-mark-end text:id="IMark105553202623024"/></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02623024"/><text:span text:style-name="Command_20_Heading">set_max_delay</text:span><text:alphabetical-index-mark-end text:id="IMark105553202623024"/></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6">Set max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6">Set max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8">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02623024"/><text:span text:style-name="Command_20_Heading">set_max_dynamic_power</text:span><text:alphabetical-index-mark-end text:id="IMark105553202623024"/></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02623024"/><text:span text:style-name="Command_20_Heading">set_max_fanout</text:span><text:alphabetical-index-mark-end text:id="IMark105553202623024"/></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02623024"/><text:span text:style-name="Command_20_Heading">set_max_leakage_power</text:span><text:alphabetical-index-mark-end text:id="IMark105553202623024"/></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02623024"/><text:span text:style-name="Command_20_Heading">set_max_time_borrow</text:span><text:alphabetical-index-mark-end text:id="IMark105553202623024"/></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05553202623024"/><text:span text:style-name="Command_20_Heading">set_max_transition</text:span><text:alphabetical-index-mark-end text:id="IMark105553202623024"/></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9">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3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02623024"/><text:span text:style-name="Command_20_Heading">set_min_capacitance</text:span><text:alphabetical-index-mark-end text:id="IMark105553202623024"/></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02623024"/><text:span text:style-name="Command_20_Heading">set_min_delay</text:span><text:alphabetical-index-mark-end text:id="IMark105553202623024"/></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6">Set min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6">Set min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1">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02623024"/><text:span text:style-name="Command_20_Heading">set_min_pulse_width</text:span><text:alphabetical-index-mark-end text:id="IMark105553202623024"/></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02623024"/><text:span text:style-name="Command_20_Heading">set_multicycle_path</text:span><text:alphabetical-index-mark-end text:id="IMark105553202623024"/></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6">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6">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6">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6">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8">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02623024"/><text:span text:style-name="Command_20_Heading">set_operating_conditions</text:span><text:alphabetical-index-mark-end text:id="IMark105553202623024"/></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2">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3">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3">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3">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02623024"/><text:span text:style-name="Command_20_Heading">set_output_delay</text:span><text:alphabetical-index-mark-end text:id="IMark105553202623024"/></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2">Set</text:span></text:span><text:span text:style-name="Default_20_Paragraph_20_Font"> the </text:span><text:span text:style-name="Default_20_Paragraph_20_Font"><text:span text:style-name="T234">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2">Set</text:span></text:span><text:span text:style-name="Default_20_Paragraph_20_Font"> the </text:span><text:span text:style-name="Default_20_Paragraph_20_Font"><text:span text:style-name="T234">output delay</text:span></text:span><text:span text:style-name="Default_20_Paragraph_20_Font"> for the </text:span><text:span text:style-name="Default_20_Paragraph_20_Font"><text:span text:style-name="T234">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2">Set</text:span></text:span><text:span text:style-name="Default_20_Paragraph_20_Font"> the </text:span><text:span text:style-name="Default_20_Paragraph_20_Font"><text:span text:style-name="T234">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2">Set</text:span></text:span><text:span text:style-name="Default_20_Paragraph_20_Font"> the </text:span><text:span text:style-name="Default_20_Paragraph_20_Font"><text:span text:style-name="T234">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5">to </text:span></text:span><text:span text:style-name="Command_20_Argument"><text:span text:style-name="T236">cloc</text:span></text:span><text:span text:style-name="Command_20_Argument"><text:span text:style-name="T237">k</text:span></text:span><text:span text:style-name="Default_20_Paragraph_20_Font"><text:span text:style-name="T238">. </text:span></text:span><text:span text:style-name="Default_20_Paragraph_20_Font"><text:span text:style-name="T239">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5">external check</text:span></text:span><text:span text:style-name="Default_20_Paragraph_20_Font"> is </text:span><text:span text:style-name="Default_20_Paragraph_20_Font"><text:span text:style-name="T235">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5">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5">output delay</text:span></text:span><text:span text:style-name="Default_20_Paragraph_20_Font"> to any existing </text:span><text:span text:style-name="Default_20_Paragraph_20_Font"><text:span text:style-name="T235">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5">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4">the external delay to </text:span><text:span text:style-name="T240">a setup/</text:span><text:span text:style-name="T241">hold</text:span><text:span text:style-name="T240"> check on an output port or internal pin </text:span><text:span text:style-name="T242">that is clocked by </text:span><text:span text:style-name="Command_20_Argument"><text:span text:style-name="T242">clock</text:span></text:span><text:span text:style-name="T240">.</text:span> Unless the <text:span text:style-name="Command">-add_delay</text:span> option is specified any existing <text:span text:style-name="T242">output delays are</text:span> replaced.</text:p>
      <text:p text:style-name="P206">The <text:span text:style-name="Command">–reference_pin</text:span> option is used to specify a <text:span text:style-name="T241">timing check</text:span> with respect to the arrival on a pin in the clock network. For propagated clocks, the <text:span text:style-name="T241">timing check</text:span> is relative to the clock arrival time at the reference pin (the clock source latency and network latency from the clock source to the reference pin). For ideal clocks, <text:span text:style-name="T241">the timing check</text:span> is relative to the reference pin clock source latency. With the <text:span text:style-name="Command">-clock_fall</text:span> flag the <text:span text:style-name="T241">timing check</text:span> is relative to the falling <text:span text:style-name="T234">edge</text:span> <text:span text:style-name="T23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1">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02623024"/><text:span text:style-name="Command_20_Heading">set_port_fanout_number</text:span><text:alphabetical-index-mark-end text:id="IMark105553202623024"/></text:p>
          </table:table-cell>
          <table:table-cell table:style-name="Table115.A1" office:value-type="string">
            <text:p text:style-name="P29"><text:span text:style-name="Command_20_Argument"><text:span text:style-name="T243">[-min]<text:line-break/>[-max]<text:line-break/></text:span></text:span><text:span text:style-name="Command_20_Argument"><text:span text:style-name="T244">fanout<text:line-break/>port</text:span></text:span><text:span text:style-name="Command_20_Argument"><text:span text:style-name="T245">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6">Set t</text:span></text:span><text:span text:style-name="Default_20_Paragraph_20_Font">he </text:span><text:span text:style-name="Default_20_Paragraph_20_Font"><text:span text:style-name="T246">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6">Set t</text:span></text:span><text:span text:style-name="Default_20_Paragraph_20_Font">he </text:span><text:span text:style-name="Default_20_Paragraph_20_Font"><text:span text:style-name="T246">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02623024"/><text:span text:style-name="Command_20_Heading">set_power</text:span><text:span text:style-name="Command_20_Heading"><text:span text:style-name="T247">_activity</text:span></text:span><text:alphabetical-index-mark-end text:id="IMark105553202623024"/></text:p>
          </table:table-cell>
          <table:table-cell table:style-name="Table149.A1" office:value-type="string">
            <text:p text:style-name="P29"><text:span text:style-name="Command_20_Argument"><text:span text:style-name="T243">[-global]<text:line-break/>[-input]<text:line-break/>[-input_ports </text:span></text:span><text:span text:style-name="Command_20_Argument"><text:span text:style-name="T248">ports</text:span></text:span><text:span text:style-name="Command_20_Argument"><text:span text:style-name="T243">]<text:line-break/>[-pins </text:span></text:span><text:span text:style-name="Command_20_Argument"><text:span text:style-name="T248">pins</text:span></text:span><text:span text:style-name="Command_20_Argument"><text:span text:style-name="T243">]<text:line-break/>[-activity </text:span></text:span><text:span text:style-name="Command_20_Argument"><text:span text:style-name="T248">activity</text:span></text:span><text:span text:style-name="Command_20_Argument"><text:span text:style-name="T243">]<text:line-break/>[-duty </text:span></text:span><text:span text:style-name="Command_20_Argument"><text:span text:style-name="T248">duty</text:span></text:span><text:span text:style-name="Command_20_Argument"><text:span text:style-name="T243">]</text:span></text:span></text:p>
          </table:table-cell>
        </table:table-row>
        <table:table-row table:style-name="Table149.1">
          <table:table-cell table:style-name="Table149.A2" office:value-type="string">
            <text:p text:style-name="P29"><text:span text:style-name="Command_20_Argument"><text:span text:style-name="T248">-</text:span></text:span><text:span text:style-name="Command_20_Argument"><text:span text:style-name="T249">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50">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50">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49">-activity </text:span></text:span><text:span text:style-name="Command_20_Argument"><text:span text:style-name="T248">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9">-</text:span></text:span><text:span text:style-name="Command_20_Argument"><text:span text:style-name="T251">d</text:span></text:span><text:span text:style-name="Command_20_Argument"><text:span text:style-name="T252">ut</text:span></text:span><text:span text:style-name="Command_20_Argument"><text:span text:style-name="T251">y </text:span></text:span><text:span text:style-name="Command_20_Argument"><text:span text:style-name="T248">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9">The <text:span text:style-name="Command_20_Heading"><text:span text:style-name="T126">set_power_activity</text:span></text:span> command is used to set the activity and duty used for power analysis globally or for input ports or pins in the design.</text:p>
      <text:p text:style-name="P210">The default input activity and duty <text:span text:style-name="T253">for inputs </text:span>are 0.1 and 0.5 respectively, which is equivalent to the following command:</text:p>
      <text:p text:style-name="P211"><text:span text:style-name="Command_20_Heading"><text:span text:style-name="T126">set_power_activity</text:span></text:span><text:span text:style-name="Command_20_Heading"> </text:span><text:span text:style-name="Command_20_Argument"><text:span text:style-name="T243">-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02623024"/><text:span text:style-name="Command_20_Heading">set_propagated_clock</text:span><text:alphabetical-index-mark-end text:id="IMark105553202623024"/></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02623024"/><text:span text:style-name="Command_20_Heading">set_pvt</text:span><text:alphabetical-index-mark-end text:id="IMark105553202623024"/></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4">S</text:span></text:span><text:span text:style-name="Default_20_Paragraph_20_Font">et the PVT values for max delay</text:span><text:span text:style-name="Default_20_Paragraph_20_Font"><text:span text:style-name="T254">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4">S</text:span></text:span><text:span text:style-name="Default_20_Paragraph_20_Font">et the PVT values for min delay</text:span><text:span text:style-name="Default_20_Paragraph_20_Font"><text:span text:style-name="T254">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50">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50">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50">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05553202623024"/><text:span text:style-name="Command_20_Heading">set_sense</text:span><text:alphabetical-index-mark-end text:id="IMark105553202623024"/></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5">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5">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6">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05553202623024"/><text:span text:style-name="Command_20_Heading">set_timing_derate</text:span><text:alphabetical-index-mark-end text:id="IMark105553202623024"/></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7">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7">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8">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02623024"/><text:span text:style-name="Command_20_Heading">set_resistance</text:span><text:alphabetical-index-mark-end text:id="IMark105553202623024"/></text:p>
          </table:table-cell>
          <table:table-cell table:style-name="Table119.A1" office:value-type="string">
            <text:p text:style-name="P29">[-max]<text:line-break/>[-min]<text:line-break/><text:span text:style-name="T23">resistance<text:line-break/>net</text:span><text:span text:style-name="T259">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60">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02623024"/><text:span text:style-name="Command_20_Heading">set_units</text:span><text:alphabetical-index-mark-end text:id="IMark105553202623024"/></text:p>
          </table:table-cell>
          <table:table-cell table:style-name="Table120.A1" office:value-type="string">
            <text:p text:style-name="P163"><text:span text:style-name="T131">[-capacitance </text:span><text:span text:style-name="T202">cap_unit</text:span><text:span text:style-name="T131">]<text:line-break/>[-resistance </text:span><text:span text:style-name="T202">res_unit</text:span><text:span text:style-name="T131">]<text:line-break/>[-time </text:span><text:span text:style-name="T202">time_unit</text:span><text:span text:style-name="T131">]<text:line-break/>[-voltage </text:span><text:span text:style-name="T202">voltage_unit</text:span><text:span text:style-name="T131">]<text:line-break/>[-current </text:span><text:span text:style-name="T202">current_unit</text:span><text:span text:style-name="T131">]<text:line-break/>[-power </text:span><text:span text:style-name="T202">power_unit</text:span><text:span text:style-name="T131">]<text:line-break/>[-distance </text:span><text:span text:style-name="T203">distance_unit</text:span><text:span text:style-name="T131">]</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4">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02623024"/><text:span text:style-name="Command_20_Heading">set_wire_load_min_block_size</text:span><text:alphabetical-index-mark-end text:id="IMark105553202623024"/></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02623024"/><text:span text:style-name="Command_20_Heading">set_wire_load_mode</text:span><text:alphabetical-index-mark-end text:id="IMark105553202623024"/></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05553202623024"/><text:span text:style-name="Command_20_Heading">set_wire_load_model</text:span><text:alphabetical-index-mark-end text:id="IMark105553202623024"/></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02623024"/><text:span text:style-name="Command_20_Heading">set_wire_load_selection_group</text:span><text:alphabetical-index-mark-end text:id="IMark105553202623024"/></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05553202623024"/><text:span text:style-name="Command_20_Heading">source</text:span><text:alphabetical-index-mark-end text:id="IMark105553202623024"/></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1">[</text:span></text:span><text:span text:style-name="Command">&gt; </text:span><text:span text:style-name="Command_20_Argument"><text:span text:style-name="T261">log_filename</text:span></text:span><text:span text:style-name="Command">]<text:line-break/></text:span><text:span text:style-name="Command"><text:span text:style-name="T261">[</text:span></text:span><text:span text:style-name="Command">&gt;&gt; </text:span><text:span text:style-name="Command"><text:span text:style-name="T261">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1">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1">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02623024"/><text:span text:style-name="Command_20_Heading">unset_case_analysis</text:span><text:alphabetical-index-mark-end text:id="IMark105553202623024"/></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02623024"/><text:span text:style-name="Command_20_Heading">unset_clock_latency</text:span><text:alphabetical-index-mark-end text:id="IMark105553202623024"/></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02623024"/><text:span text:style-name="Command_20_Heading">unset_clock_transition</text:span><text:alphabetical-index-mark-end text:id="IMark105553202623024"/></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05553202623024"/><text:span text:style-name="Command_20_Heading">unset_clock_uncertainty</text:span><text:alphabetical-index-mark-end text:id="IMark105553202623024"/></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3"><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3"><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02623024"/><text:span text:style-name="Command_20_Heading">unset_data_check</text:span><text:alphabetical-index-mark-end text:id="IMark105553202623024"/></text:p>
          </table:table-cell>
          <table:table-cell table:style-name="Table43.A1" office:value-type="string">
            <text:p text:style-name="P224">[-from<text:span text:style-name="T262">|-rise_from|-fall_from</text:span> <text:span text:style-name="T23">from_object</text:span>]<text:line-break/>[-to<text:span text:style-name="T262">|-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3"><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3">-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02623024"/><text:span text:style-name="Command_20_Heading">unset_disable_inferred_clock_gating</text:span><text:alphabetical-index-mark-end text:id="IMark105553202623024"/></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unset_disable_inferred_clock_gating</text:span></text:span> command removes a previous <text:span text:style-name="Command_20_Heading"><text:span text:style-name="T12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02623024"/><text:span text:style-name="Command_20_Heading">unset_disable_timing</text:span><text:alphabetical-index-mark-end text:id="IMark105553202623024"/></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05553202623024"/><text:span text:style-name="Command_20_Heading">unset_input_delay</text:span><text:alphabetical-index-mark-end text:id="IMark105553202623024"/></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3">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3">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3">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5"><text:span text:style-name="Default_20_Paragraph_20_Font"><text:span text:style-name="T263">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3">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3">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02623024"/><text:span text:style-name="Command_20_Heading">unset_output_delay</text:span><text:alphabetical-index-mark-end text:id="IMark105553202623024"/></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02623024"/><text:span text:style-name="Command_20_Heading">unset_path_exceptions</text:span><text:alphabetical-index-mark-end text:id="IMark105553202623024"/></text:p>
          </table:table-cell>
          <table:table-cell table:style-name="Table53.A1" office:value-type="string">
            <text:p text:style-name="P226">[-setup]<text:line-break/>[-hold]<text:line-break/>[-rise]<text:line-break/>[-fall]<text:line-break/>[-from<text:span text:style-name="T264">|-rise_from|-fall_from</text:span> <text:span text:style-name="T23">from</text:span>]<text:line-break/>[-through<text:span text:style-name="T264">|-rise_through|-fall_through</text:span> <text:span text:style-name="T23">through</text:span>]<text:line-break/>[-to<text:span text:style-name="T264">|-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4">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7"><text:span text:style-name="Default_20_Paragraph_20_Font"><text:span text:style-name="T264">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7"><text:span text:style-name="Default_20_Paragraph_20_Font"><text:span text:style-name="T264">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7"><text:span text:style-name="Default_20_Paragraph_20_Font"><text:span text:style-name="T264">Unset path exceptions for</text:span></text:span><text:span text:style-name="Default_20_Paragraph_20_Font"> </text:span><text:span text:style-name="Default_20_Paragraph_20_Font"><text:span text:style-name="T264">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5">from</text:span></text:span><text:span text:style-name="Command"><text:span text:style-name="T264">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8"><text:span text:style-name="T21">-</text:span><text:span text:style-name="T265">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02623024"/><text:span text:style-name="Command_20_Heading">unset_propagated_clock</text:span><text:alphabetical-index-mark-end text:id="IMark105553202623024"/></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02623024"/><text:span text:style-name="Command_20_Heading">unset_timing_derate</text:span><text:alphabetical-index-mark-end text:id="IMark105553202623024"/></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02623024"/><text:span text:style-name="Command_20_Heading">user_run_time</text:span><text:alphabetical-index-mark-end text:id="IMark105553202623024"/></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02623024"/><text:span text:style-name="Command_20_Heading">with_output_to_variable</text:span><text:alphabetical-index-mark-end text:id="IMark105553202623024"/></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6">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05553202623024"/><text:span text:style-name="Command_20_Heading">write_path_spice</text:span><text:alphabetical-index-mark-end text:id="IMark105553202623024"/></text:p>
          </table:table-cell>
          <table:table-cell table:style-name="Table153.A1" office:value-type="string">
            <text:p text:style-name="P229">-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6">[</text:span><text:span text:style-name="T21">-</text:span><text:span text:style-name="T267">simulator hspice|ngspice|xyce</text:span><text:span text:style-name="T266">]</text:span></text:p>
          </table:table-cell>
        </table:table-row>
        <table:table-row table:style-name="Table153.1">
          <table:table-cell table:style-name="Table153.A2" office:value-type="string">
            <text:p text:style-name="P230"><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31">spice_directory</text:p>
          </table:table-cell>
          <table:table-cell table:style-name="Table153.A2" office:value-type="string">
            <text:p text:style-name="P232"><text:span text:style-name="Default_20_Paragraph_20_Font"><text:span text:style-name="T268">D</text:span></text:span><text:span text:style-name="Default_20_Paragraph_20_Font">irectory </text:span><text:span text:style-name="Default_20_Paragraph_20_Font"><text:span text:style-name="T268">for s</text:span></text:span><text:span text:style-name="Default_20_Paragraph_20_Font">pice </text:span><text:span text:style-name="Default_20_Paragraph_20_Font"><text:span text:style-name="T269">to write </text:span></text:span><text:span text:style-name="Default_20_Paragraph_20_Font">output </text:span><text:span text:style-name="Default_20_Paragraph_20_Font"><text:span text:style-name="T268">files</text:span></text:span><text:span text:style-name="Default_20_Paragraph_20_Font">.</text:span></text:p>
          </table:table-cell>
        </table:table-row>
        <table:table-row table:style-name="Table153.1">
          <table:table-cell table:style-name="Table153.A2" office:value-type="string">
            <text:p text:style-name="P231">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1">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1">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0"><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3"><text:span text:style-name="T21">-</text:span><text:span text:style-name="T267">simulator</text:span></text:p>
          </table:table-cell>
          <table:table-cell table:style-name="Table153.A2" office:value-type="string">
            <text:p text:style-name="P234">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5">Example command:</text:p>
      <text:p text:style-name="P236">write_path_spice -path_args {-from "in0" -to "out1" -unconstrained} \<text:line-break/> <text:s/>-spice_directory $result_dir \<text:line-break/> <text:s/>-lib_subckt_file "write_spice1.subckt" \<text:line-break/> <text:s/>-model_file "write_spice1.models" \<text:line-break/> <text:s/>-power VDD -ground VSS</text:p>
      <text:p text:style-name="P237">When the simulator is hspice, <text:span text:style-name="Command">.measure</text:span> statements will be added to the spice netlist.</text:p>
      <text:p text:style-name="P237">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02623024"/><text:span text:style-name="Command_20_Heading">write_sdc</text:span><text:alphabetical-index-mark-end text:id="IMark105553202623024"/></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70">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02623024"/><text:span text:style-name="Command_20_Heading">write_sdf</text:span><text:alphabetical-index-mark-end text:id="IMark105553202623024"/></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1">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8"><text:span text:style-name="T21">-</text:span><text:span text:style-name="T272">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1">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1">SDF file</text:span></text:span><text:span text:style-name="Default_20_Paragraph_20_Font">name to write.</text:span></text:p>
          </table:table-cell>
        </table:table-row>
      </table:table>
      <text:p text:style-name="P239">Write the delay calculation delays for the design in SDF format to <text:span text:style-name="Command_20_Argument">filename</text:span>. <text:span text:style-name="T273">If -</text:span><text:span text:style-name="Example"><text:span text:style-name="T273">corner</text:span></text:span><text:span text:style-name="T273"> is not specified the min/max delays are across all corners. With </text:span><text:span text:style-name="Example"><text:span text:style-name="T273">-corner</text:span></text:span><text:span text:style-name="T273"> the min/max delays for </text:span><text:span text:style-name="Example"><text:span text:style-name="T274">corner</text:span></text:span><text:span text:style-name="T273">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0"><text:alphabetical-index-mark-start text:id="IMark105553202623024"/><text:span text:style-name="Command_20_Heading">write_</text:span><text:span text:style-name="Command_20_Heading"><text:span text:style-name="T275">timing_model</text:span></text:span><text:alphabetical-index-mark-end text:id="IMark105553202623024"/></text:p>
          </table:table-cell>
          <table:table-cell table:style-name="Table58.A1" office:value-type="string">
            <text:p text:style-name="P241"><text:span text:style-name="T276">[-</text:span><text:span text:style-name="T277">library</text:span><text:span text:style-name="T276">_name </text:span><text:span text:style-name="T278">lib</text:span><text:span text:style-name="T279">_name</text:span><text:span text:style-name="T276">]<text:line-break/>[-cell_name </text:span><text:span text:style-name="T279">cell_name</text:span><text:span text:style-name="T276">]</text:span></text:p>
            <text:p text:style-name="P242">[-<text:span text:style-name="T275">corner </text:span><text:span text:style-name="T279">corner</text:span><text:span text:style-name="T21">]</text:span><text:line-break/><text:span text:style-name="T1">filename</text:span></text:p>
          </table:table-cell>
        </table:table-row>
        <table:table-row table:style-name="Table58.1">
          <table:table-cell table:style-name="Table58.A2" office:value-type="string">
            <text:p text:style-name="P243"><text:span text:style-name="T280">-</text:span><text:span text:style-name="T281">library</text:span><text:span text:style-name="T280">_name </text:span><text:span text:style-name="T278">lib</text:span><text:span text:style-name="T279">_name</text:span></text:p>
          </table:table-cell>
          <table:table-cell table:style-name="Table58.A2" office:value-type="string">
            <text:p text:style-name="P244">T<text:span text:style-name="Default_20_Paragraph_20_Font">he name to use for the liberty </text:span><text:span text:style-name="Default_20_Paragraph_20_Font"><text:span text:style-name="T277">library. Defaults to </text:span></text:span><text:span text:style-name="Command_20_Argument"><text:span text:style-name="T32">cell_name</text:span></text:span><text:span text:style-name="Default_20_Paragraph_20_Font"><text:span text:style-name="T277">.</text:span></text:span></text:p>
          </table:table-cell>
        </table:table-row>
        <table:table-row table:style-name="Table58.1">
          <table:table-cell table:style-name="Table58.A2" office:value-type="string">
            <text:p text:style-name="P243"><text:span text:style-name="Command_20_Argument"><text:span text:style-name="T282">-cell_name </text:span></text:span><text:span text:style-name="Command_20_Argument"><text:span text:style-name="T283">cell_name</text:span></text:span></text:p>
          </table:table-cell>
          <table:table-cell table:style-name="Table58.A2" office:value-type="string">
            <text:p text:style-name="P245"><text:span text:style-name="Default_20_Paragraph_20_Font">The name to use for the liberty cell. </text:span><text:span text:style-name="Default_20_Paragraph_20_Font"><text:span text:style-name="T277">Defaults to the top level module name.</text:span></text:span></text:p>
          </table:table-cell>
        </table:table-row>
        <table:table-row table:style-name="Table58.1">
          <table:table-cell table:style-name="Table58.A2" office:value-type="string">
            <text:p text:style-name="P246"><text:span text:style-name="Command_20_Argument"><text:span text:style-name="T284">-corner </text:span></text:span><text:span text:style-name="Command_20_Argument"><text:span text:style-name="T285">corner</text:span></text:span></text:p>
          </table:table-cell>
          <table:table-cell table:style-name="Table58.A2" office:value-type="string">
            <text:p text:style-name="P247"><text:span text:style-name="Default_20_Paragraph_20_Font">The process corner to use for extracting the model.</text:span></text:p>
          </table:table-cell>
        </table:table-row>
        <table:table-row table:style-name="Table58.1">
          <table:table-cell table:style-name="Table58.A2" office:value-type="string">
            <text:p text:style-name="P248">filename</text:p>
          </table:table-cell>
          <table:table-cell table:style-name="Table58.A2" office:value-type="string">
            <text:p text:style-name="P249"><text:span text:style-name="Default_20_Paragraph_20_Font">Filename </text:span><text:span text:style-name="Default_20_Paragraph_20_Font"><text:span text:style-name="T286">for the liberty timing model</text:span></text:span>.</text:p>
          </table:table-cell>
        </table:table-row>
      </table:table>
      <text:p text:style-name="P250"><text:soft-page-break/>The <text:span text:style-name="Command_20_Heading"><text:span text:style-name="T126">write_</text:span></text:span><text:span text:style-name="Command_20_Heading"><text:span text:style-name="T287">timing_model</text:span></text:span> command constructs a liberty timing model for the current design and writes it to <text:span text:style-name="T1">file</text:span><text:span text:style-name="T288">name</text:span>. <text:span text:style-name="Command_20_Argument"><text:span text:style-name="T283">cell_name</text:span></text:span><text:span text:style-name="T289"> defaults to the cell name of the top level block in the design.</text:span></text:p>
      <text:p text:style-name="P251"><text:span text:style-name="T290">The SDC used to extract the block should include the clock definitions. </text:span><text:span text:style-name="T291">If the block contains a clock network </text:span><text:span text:style-name="T292">set_propagated_cloc</text:span><text:span text:style-name="T293">k</text:span><text:span text:style-name="Default_20_Paragraph_20_Font"><text:span text:style-name="T294"> </text:span></text:span><text:span text:style-name="Default_20_Paragraph_20_Font"><text:span text:style-name="T291">should be used so the clock delays are included in the timing model. </text:span></text:span><text:span text:style-name="Default_20_Paragraph_20_Font"><text:span text:style-name="T295">The following SDC commands are ignored</text:span></text:span><text:span text:style-name="T296"> when bulding the timing model.</text:span></text:p>
      <text:p text:style-name="Example_20__20_indented"><text:span text:style-name="T292">set_</text:span><text:span text:style-name="T297">input_delay<text:line-break/></text:span><text:span text:style-name="T292">set_</text:span><text:span text:style-name="T297">output_delay<text:line-break/></text:span><text:span text:style-name="Example"><text:span text:style-name="T296">set_load<text:line-break/></text:span></text:span><text:span text:style-name="Example"><text:span text:style-name="T295">set_timing_derate</text:span></text:span></text:p>
      <text:p text:style-name="P251"><text:span text:style-name="T298">Using </text:span><text:span text:style-name="T292">set_</text:span><text:span text:style-name="T297">input_</text:span><text:span text:style-name="T299">transition</text:span><text:span text:style-name="T298"> with the slew from the block context will be used will improve the match between the timing model and the block netlist. </text:span><text:span text:style-name="T300"><text:s/></text:span><text:span text:style-name="T294">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5">s<text:line-break/></text:span>clock to output timing paths</text:p>
      <text:p text:style-name="P25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02623024"/><text:span text:style-name="Command_20_Heading">write_verilog</text:span><text:alphabetical-index-mark-end text:id="IMark105553202623024"/></text:p>
          </table:table-cell>
          <table:table-cell table:style-name="Table109.A1" office:value-type="string">
            <text:p text:style-name="P229">[-sort<text:span text:style-name="T21">]</text:span></text:p>
            <text:p text:style-name="P229"><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0"><text:span text:style-name="Command_20_Argument"><text:span text:style-name="T284">-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3">-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4"><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1">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31">filename</text:p>
          </table:table-cell>
          <table:table-cell table:style-name="Table109.A2" office:value-type="string">
            <text:p text:style-name="P40"><text:span text:style-name="Default_20_Paragraph_20_Font">Filename </text:span><text:span text:style-name="Default_20_Paragraph_20_Font"><text:span text:style-name="T301">for the liberty library</text:span></text:span><text:span text:style-name="Default_20_Paragraph_20_Font">.</text:span></text:p>
          </table:table-cell>
        </table:table-row>
      </table:table>
      <text:p text:style-name="P255">The <text:span text:style-name="T7">write_verilog</text:span> command writes a verilog netlist to <text:span text:style-name="T3">filename</text:span>. Use <text:span text:style-name="T284">-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02623024"/>Filter Expressions<text:bookmark-end text:name="__RefHeading___Toc42589_2528141652"/><text:alphabetical-index-mark-end text:id="IMark105553202623024"/></text:h>
      <text:p text:style-name="P25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text:span text:style-name="T302">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3">pattern</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4">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5">~</text:span></text:span><text:span text:style-name="Command"><text:span text:style-name="T304">value</text:span></text:span></text:p>
          </table:table-cell>
          <table:table-cell table:style-name="Table66.A2" office:value-type="string">
            <text:p text:style-name="P258"><text:span text:style-name="Default_20_Paragraph_20_Font">Return objects with </text:span><text:span text:style-name="Command_20_Argument">property</text:span><text:span text:style-name="Default_20_Paragraph_20_Font"> value </text:span><text:span text:style-name="Default_20_Paragraph_20_Font"><text:span text:style-name="T306">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3">expr1</text:span></text:span><text:span text:style-name="Command"><text:span text:style-name="T307">&amp;&amp;e</text:span></text:span><text:span text:style-name="Command"><text:span text:style-name="T308">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3">expr1</text:span></text:span><text:span text:style-name="Command"><text:span text:style-name="T309">||</text:span></text:span><text:span text:style-name="Command"><text:span text:style-name="T303">e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10">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02623024"/>Variables<text:bookmark-end text:name="__RefHeading___Toc42591_2528141652"/><text:alphabetical-index-mark-end text:id="IMark105553202623024"/></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02623024"/><text:span text:style-name="Command_20_Heading">hierarchy_separator</text:span><text:alphabetical-index-mark-end text:id="IMark105553202623024"/></text:p>
          </table:table-cell>
          <table:table-cell table:style-name="Table130.A1" office:value-type="string">
            <text:p text:style-name="P29"><text:span text:style-name="Command_20_Argument"><text:span text:style-name="T24">Any character</text:span></text:span><text:span text:style-name="Command_20_Argument"><text:span text:style-name="T311">.</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02623024"/><text:span text:style-name="Command_20_Heading">sta_bidirect_net_paths_enabled</text:span><text:alphabetical-index-mark-end text:id="IMark105553202623024"/></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02623024"/><text:span text:style-name="Command_20_Heading">sta_continue_on_error</text:span><text:alphabetical-index-mark-end text:id="IMark105553202623024"/></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02623024"/><text:span text:style-name="Command_20_Heading">sta_crpr_mode</text:span><text:alphabetical-index-mark-end text:id="IMark105553202623024"/></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02623024"/><text:span text:style-name="Command_20_Heading">sta_cond_default_arcs_enabled</text:span><text:alphabetical-index-mark-end text:id="IMark105553202623024"/></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02623024"/><text:span text:style-name="Command_20_Heading">sta_crpr_enabled</text:span><text:alphabetical-index-mark-end text:id="IMark105553202623024"/></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02623024"/><text:span text:style-name="Command_20_Heading">sta_dynamic_loop_breaking</text:span><text:alphabetical-index-mark-end text:id="IMark105553202623024"/></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02623024"/><text:span text:style-name="Command_20_Heading">sta_gated_clock_checks_enabled</text:span><text:alphabetical-index-mark-end text:id="IMark105553202623024"/></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02623024"/><text:span text:style-name="Command_20_Heading">sta_input_port_default_clock</text:span><text:alphabetical-index-mark-end text:id="IMark105553202623024"/></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02623024"/><text:span text:style-name="Command_20_Heading">sta_internal_bidirect_instance_paths_enabled</text:span><text:alphabetical-index-mark-end text:id="IMark105553202623024"/></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05553202623024"/><text:span text:style-name="Command_20_Heading">sta_pocv_enabled</text:span><text:alphabetical-index-mark-end text:id="IMark105553202623024"/></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02623024"/><text:span text:style-name="Command_20_Heading">sta_propagate_all_clocks</text:span><text:alphabetical-index-mark-end text:id="IMark105553202623024"/></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6">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02623024"/><text:span text:style-name="Command_20_Heading">sta_propagate_gated_clock_enable</text:span><text:alphabetical-index-mark-end text:id="IMark105553202623024"/></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02623024"/><text:span text:style-name="Command_20_Heading">sta_recovery_removal_checks_enabled</text:span><text:alphabetical-index-mark-end text:id="IMark105553202623024"/></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05553202623024"/><text:span text:style-name="Command_20_Heading">sta_report_default_digits</text:span><text:alphabetical-index-mark-end text:id="IMark105553202623024"/></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02623024"/><text:alphabetical-index-mark-start text:id="IMark105553202615664"/><text:span text:style-name="Command_20_Heading">sta_preset_clear_arcs_enabled</text:span><text:alphabetical-index-mark-end text:id="IMark105553202615664"/><text:alphabetical-index-mark-end text:id="IMark105553202623024"/></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9">Alphabetical Index</text:p>
            </text:index-title>
            <text:p text:style-name="P260">all_clocks<text:tab/>6</text:p>
            <text:p text:style-name="P260">all_inputs<text:tab/>6</text:p>
            <text:p text:style-name="P260">all_outputs<text:tab/>6</text:p>
            <text:p text:style-name="P260">all_registers<text:tab/>6</text:p>
            <text:p text:style-name="P260">check_setup<text:tab/>7</text:p>
            <text:p text:style-name="P260">Command Line Arguments<text:tab/>1</text:p>
            <text:p text:style-name="P260">Commands<text:tab/>6</text:p>
            <text:p text:style-name="P260">connect_pin<text:tab/>7</text:p>
            <text:p text:style-name="P260">create_generated_clock<text:tab/>9</text:p>
            <text:p text:style-name="P260">create_voltage_area<text:tab/>10</text:p>
            <text:p text:style-name="P260">current_design<text:tab/>10</text:p>
            <text:p text:style-name="P260">current_instance<text:tab/>10</text:p>
            <text:p text:style-name="P260">define_corners<text:tab/>11</text:p>
            <text:p text:style-name="P260">delete_clock<text:tab/>11</text:p>
            <text:p text:style-name="P260">delete_from_list<text:tab/>11</text:p>
            <text:p text:style-name="P260">delete_generated_clock<text:tab/>11</text:p>
            <text:p text:style-name="P260">delete_instance<text:tab/>11</text:p>
            <text:p text:style-name="P260">delete_net<text:tab/>12</text:p>
            <text:p text:style-name="P260">disconnect_pin<text:tab/>12</text:p>
            <text:p text:style-name="P260">elapsed_run_time<text:tab/>12</text:p>
            <text:p text:style-name="P260">Example Command Scripts<text:tab/>1</text:p>
            <text:p text:style-name="P260">Filter Expressions<text:tab/>77</text:p>
            <text:p text:style-name="P260">find_timing_paths<text:tab/>13</text:p>
            <text:p text:style-name="P260">get_cells<text:tab/>14</text:p>
            <text:p text:style-name="P260">get_clocks<text:tab/>15</text:p>
            <text:p text:style-name="P260">get_fanin<text:tab/>16</text:p>
            <text:p text:style-name="P260">get_fanout<text:tab/>16</text:p>
            <text:p text:style-name="P260">get_full_name<text:tab/>17</text:p>
            <text:p text:style-name="P260">get_lib_pins<text:tab/>18</text:p>
            <text:p text:style-name="P260">get_libs<text:tab/>18</text:p>
            <text:p text:style-name="P260">get_name<text:tab/>20</text:p>
            <text:p text:style-name="P260">get_nets<text:tab/>19</text:p>
            <text:p text:style-name="P260">get_pins<text:tab/>20</text:p>
            <text:p text:style-name="P260">get_ports<text:tab/>21</text:p>
            <text:p text:style-name="P260">get_property<text:tab/>21</text:p>
            <text:p text:style-name="P260">get_timing_edges<text:tab/>24</text:p>
            <text:p text:style-name="P260">group_path<text:tab/>25</text:p>
            <text:p text:style-name="P260">hierarchy_separator<text:tab/>78</text:p>
            <text:p text:style-name="P260">link_design<text:tab/>26</text:p>
            <text:p text:style-name="P260">make_instance<text:tab/>26</text:p>
            <text:p text:style-name="P260">make_net<text:tab/>26</text:p>
            <text:p text:style-name="P260">Power Analysis<text:tab/>2</text:p>
            <text:p text:style-name="P260">read_liberty<text:tab/>26</text:p>
            <text:p text:style-name="P260">read_saif<text:tab/>27</text:p>
            <text:p text:style-name="P260">read_sdc<text:tab/>28</text:p>
            <text:p text:style-name="P260">read_sdf<text:tab/>28</text:p>
            <text:p text:style-name="P260">read_spef<text:tab/>29</text:p>
            <text:p text:style-name="P260">read_vcd<text:tab/>30</text:p>
            <text:p text:style-name="P260">read_verilog<text:tab/>30</text:p>
            <text:p text:style-name="P260">redirection<text:tab/>4</text:p>
            <text:p text:style-name="P260">replace_cell<text:tab/>31</text:p>
            <text:p text:style-name="P260">report_annotated_check<text:tab/>31</text:p>
            <text:p text:style-name="P260">report_annotated_delay<text:tab/>32</text:p>
            <text:p text:style-name="P260">report_check_types<text:tab/>36</text:p>
            <text:p text:style-name="P260">report_checks<text:tab/>33</text:p>
            <text:p text:style-name="P260">report_clock_latency<text:tab/>37</text:p>
            <text:p text:style-name="P260">report_clock_min_period<text:tab/>37</text:p>
            <text:p text:style-name="P260">report_clock_properties<text:tab/>37</text:p>
            <text:p text:style-name="P260">report_clock_skew<text:tab/>38</text:p>
            <text:p text:style-name="P260">report_dcalc<text:tab/>38</text:p>
            <text:p text:style-name="P260">report_disabled_edges<text:tab/>39</text:p>
            <text:p text:style-name="P260"><text:soft-page-break/>report_instance<text:tab/>39</text:p>
            <text:p text:style-name="P260">report_lib_cell<text:tab/>39</text:p>
            <text:p text:style-name="P260">report_net<text:tab/>39</text:p>
            <text:p text:style-name="P260">report_parasitic_annotation<text:tab/>39</text:p>
            <text:p text:style-name="P260">report_power<text:tab/>40</text:p>
            <text:p text:style-name="P260">report_pulse_width_checks<text:tab/>40</text:p>
            <text:p text:style-name="P260">report_slews<text:tab/>41</text:p>
            <text:p text:style-name="P260">report_units<text:tab/>41</text:p>
            <text:p text:style-name="P260">report_worst_slack<text:tab/>41</text:p>
            <text:p text:style-name="P260">set_assigned_check<text:tab/>42</text:p>
            <text:p text:style-name="P260">set_assigned_delay<text:tab/>43</text:p>
            <text:p text:style-name="P260">set_assigned_transition<text:tab/>43</text:p>
            <text:p text:style-name="P260">set_case_analysis<text:tab/>44</text:p>
            <text:p text:style-name="P260">set_clock_gating_check<text:tab/>44</text:p>
            <text:p text:style-name="P260">set_clock_groups<text:tab/>45</text:p>
            <text:p text:style-name="P260">set_clock_latency<text:tab/>46</text:p>
            <text:p text:style-name="P260">set_clock_transition<text:tab/>46</text:p>
            <text:p text:style-name="P260">set_clock_uncertainty<text:tab/>47</text:p>
            <text:p text:style-name="P260">set_cmd_units<text:tab/>48</text:p>
            <text:p text:style-name="P260">set_data_check<text:tab/>49</text:p>
            <text:p text:style-name="P260">set_disable_inferred_clock_gating<text:tab/>49</text:p>
            <text:p text:style-name="P260">set_disable_timing<text:tab/>49</text:p>
            <text:p text:style-name="P260">set_drive<text:tab/>50</text:p>
            <text:p text:style-name="P260">set_driving_cell<text:tab/>51</text:p>
            <text:p text:style-name="P260">set_false_path<text:tab/>52</text:p>
            <text:p text:style-name="P260">set_fanout_load<text:tab/>53</text:p>
            <text:p text:style-name="P260">set_hierarchy_separator<text:tab/>53</text:p>
            <text:p text:style-name="P260">set_ideal_latency<text:tab/>53</text:p>
            <text:p text:style-name="P260">set_ideal_network<text:tab/>53</text:p>
            <text:p text:style-name="P260">set_ideal_transition<text:tab/>53</text:p>
            <text:p text:style-name="P260">set_input_delay<text:tab/>53</text:p>
            <text:p text:style-name="P260">set_input_transition<text:tab/>55</text:p>
            <text:p text:style-name="P260">set_level_shifter_strategy<text:tab/>55</text:p>
            <text:p text:style-name="P260">set_level_shifter_threshold<text:tab/>55</text:p>
            <text:p text:style-name="P260">set_load<text:tab/>55</text:p>
            <text:p text:style-name="P260">set_logic_dc<text:tab/>56</text:p>
            <text:p text:style-name="P260">set_logic_one<text:tab/>56</text:p>
            <text:p text:style-name="P260">set_logic_zero<text:tab/>56</text:p>
            <text:p text:style-name="P260">set_max_area<text:tab/>57</text:p>
            <text:p text:style-name="P260">set_max_capacitance<text:tab/>57</text:p>
            <text:p text:style-name="P260">set_max_delay<text:tab/>57</text:p>
            <text:p text:style-name="P260">set_max_dynamic_power<text:tab/>58</text:p>
            <text:p text:style-name="P260">set_max_fanout<text:tab/>58</text:p>
            <text:p text:style-name="P260">set_max_leakage_power<text:tab/>58</text:p>
            <text:p text:style-name="P260">set_max_time_borrow<text:tab/>58</text:p>
            <text:p text:style-name="P260">set_max_transition<text:tab/>59</text:p>
            <text:p text:style-name="P260">set_min_capacitance<text:tab/>59</text:p>
            <text:p text:style-name="P260">set_min_delay<text:tab/>60</text:p>
            <text:p text:style-name="P260">set_min_pulse_width<text:tab/>60</text:p>
            <text:p text:style-name="P260">set_multicycle_path<text:tab/>61</text:p>
            <text:p text:style-name="P260">set_operating_conditions<text:tab/>62</text:p>
            <text:p text:style-name="P260">set_output_delay<text:tab/>63</text:p>
            <text:p text:style-name="P260">set_port_fanout_number<text:tab/>64</text:p>
            <text:p text:style-name="P260">set_power_activity<text:tab/>64</text:p>
            <text:p text:style-name="P260">set_propagated_clock<text:tab/>64</text:p>
            <text:p text:style-name="P260">set_pvt<text:tab/>65</text:p>
            <text:p text:style-name="P260">set_resistance<text:tab/>67</text:p>
            <text:p text:style-name="P260">set_sense<text:tab/>65</text:p>
            <text:p text:style-name="P260">set_timing_derate<text:tab/>66</text:p>
            <text:p text:style-name="P260">set_units<text:tab/>67</text:p>
            <text:p text:style-name="P260">set_wire_load_min_block_size<text:tab/>68</text:p>
            <text:p text:style-name="P260">set_wire_load_mode<text:tab/>68</text:p>
            <text:p text:style-name="P260">set_wire_load_model<text:tab/>69</text:p>
            <text:p text:style-name="P260">set_wire_load_selection_group<text:tab/>69</text:p>
            <text:p text:style-name="P260"><text:soft-page-break/>source<text:tab/>69</text:p>
            <text:p text:style-name="P260">SPEF<text:tab/>29</text:p>
            <text:p text:style-name="P260">sta_bidirect_net_paths_enabled<text:tab/>78</text:p>
            <text:p text:style-name="P260">sta_cond_default_arcs_enabled<text:tab/>78</text:p>
            <text:p text:style-name="P260">sta_continue_on_error<text:tab/>78</text:p>
            <text:p text:style-name="P260">sta_crpr_enabled<text:tab/>79</text:p>
            <text:p text:style-name="P260">sta_crpr_mode<text:tab/>78</text:p>
            <text:p text:style-name="P260">sta_dynamic_loop_breaking<text:tab/>79</text:p>
            <text:p text:style-name="P260">sta_gated_clock_checks_enabled<text:tab/>79</text:p>
            <text:p text:style-name="P260">sta_input_port_default_clock<text:tab/>79</text:p>
            <text:p text:style-name="P260">sta_internal_bidirect_instance_paths_enabled<text:tab/>79</text:p>
            <text:p text:style-name="P260">sta_pocv_enabled<text:tab/>79</text:p>
            <text:p text:style-name="P260">sta_preset_clear_arcs_enabled<text:tab/>80</text:p>
            <text:p text:style-name="P260">sta_propagate_all_clocks<text:tab/>79</text:p>
            <text:p text:style-name="P260">sta_propagate_gated_clock_enable<text:tab/>80</text:p>
            <text:p text:style-name="P260">sta_recovery_removal_checks_enabled<text:tab/>80</text:p>
            <text:p text:style-name="P260">sta_report_default_digits<text:tab/>80</text:p>
            <text:p text:style-name="P260">TCL Interpreter<text:tab/>3</text:p>
            <text:p text:style-name="P260">Timing Analysis using SDF<text:tab/>2</text:p>
            <text:p text:style-name="P260">Timing Analysis with Multiple Process Corners<text:tab/>2</text:p>
            <text:p text:style-name="P260">unset_case_analysis<text:tab/>70</text:p>
            <text:p text:style-name="P260">unset_clock_latency<text:tab/>70</text:p>
            <text:p text:style-name="P260">unset_clock_transition<text:tab/>70</text:p>
            <text:p text:style-name="P260">unset_clock_uncertainty<text:tab/>71</text:p>
            <text:p text:style-name="P260">unset_data_check<text:tab/>71</text:p>
            <text:p text:style-name="P260">unset_disable_inferred_clock_gating<text:tab/>72</text:p>
            <text:p text:style-name="P260">unset_disable_timing<text:tab/>72</text:p>
            <text:p text:style-name="P260">unset_input_delay<text:tab/>72</text:p>
            <text:p text:style-name="P260">unset_output_delay<text:tab/>73</text:p>
            <text:p text:style-name="P260">unset_path_exceptions<text:tab/>73</text:p>
            <text:p text:style-name="P260">unset_propagated_clock<text:tab/>74</text:p>
            <text:p text:style-name="P260">unset_timing_derate<text:tab/>74</text:p>
            <text:p text:style-name="P260">user_run_time<text:tab/>74</text:p>
            <text:p text:style-name="P260">Variables<text:tab/>78</text:p>
            <text:p text:style-name="P260">verilog netlist<text:tab/>31</text:p>
            <text:p text:style-name="P260">with_output_to_variable<text:tab/>74</text:p>
            <text:p text:style-name="P260">write_path_spice<text:tab/>74</text:p>
            <text:p text:style-name="P260">write_sdc<text:tab/>75</text:p>
            <text:p text:style-name="P260">write_sdf<text:tab/>76</text:p>
            <text:p text:style-name="P260">write_timing_model<text:tab/>76</text:p>
            <text:p text:style-name="P260">write_verilog<text:tab/>77</text:p>
          </text:index-body>
        </text:alphabetical-index>
        <text:p text:style-name="P261"/>
        <text:p text:style-name="P262">Version 2.<text:span text:style-name="T312">6</text:span>.<text:span text:style-name="T313">0</text:span>, <text:span text:style-name="T312">Sep</text:span> <text:span text:style-name="T312">23</text:span>, 20<text:span text:style-name="T313">2</text:span><text:span text:style-name="T312">4</text:span><text:line-break/>Copyright (c) 20<text:span text:style-name="T313">2</text:span><text:span text:style-name="T312">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59</meta:editing-cycles>
    <meta:print-date>2024-11-13T14:19:30.888104825</meta:print-date>
    <meta:creation-date>2010-07-31T21:07:00</meta:creation-date>
    <dc:date>2024-12-24T10:04:27.102636967</dc:date>
    <meta:editing-duration>P116DT21H15M4S</meta:editing-duration>
    <meta:generator>LibreOffice/24.8.2.1$MacOSX_AARCH64 LibreOffice_project/0f794b6e29741098670a3b95d60478a65d05ef13</meta:generator>
    <meta:printed-by>PDF files: James Cherry</meta:printed-by>
    <dc:creator>James Cherry</dc:creator>
    <meta:document-statistic meta:table-count="157" meta:image-count="0" meta:object-count="0" meta:page-count="84" meta:paragraph-count="2128" meta:word-count="15836" meta:character-count="109562" meta:non-whitespace-character-count="948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